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style:text-underline-style="none"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ize="11pt" style:text-underline-style="none" fo:font-weight="normal" style:font-size-asian="11pt" style:font-weight-asian="normal" style:font-size-complex="11pt"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officeooo:rsid="0015f64b"/>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13. Droites et plans de l'espace</text:p>
      <text:p text:style-name="Standard">Hyperbole – Tle spé</text:p>
      <text:p text:style-name="Standard"/>
      <text:p text:style-name="Standard">En 1637, René Descartes publie <text:span text:style-name="T1">La géométrie</text:span><text:span text:style-name="T2">. Il introduit le concept de repère et établit le lien entre des objets jusque là purement géométriques (points, droites) et leur réprésentation algébrique. Ces objets peuvent donc être maintenant étudié grâce à des équations. </text:span></text:p>
      <text:p text:style-name="P1">Vers 1760 Euler et Lagrange étendent ses travaux à l'espace et établissent les équations de droites et plans de l'espace.</text:p>
      <text:p text:style-name="P1">C'est en 5e qu'on parle pour la première fois de coordonnées de points dans un repère. En 3e, les élèves voient leurs premières équations de droites, présentées comme des formules permettant de représenter les fonctions affines. </text:p>
      <text:p text:style-name="P1">L'étude de la géométrie analytique continue au lycée. Nous nous placerons dans cette leçon au niveau terminale.</text:p>
      <text:p text:style-name="Standard"/>
      <text:p text:style-name="Standard">Prérequis</text:p>
      <text:p text:style-name="Standard">Repérage dans l'espace (coordonnées de points et de vecteurs)</text:p>
      <text:p text:style-name="Standard">Calculs avec les vecteurs</text:p>
      <text:p text:style-name="Standard">Produit scalaire</text:p>
      <text:p text:style-name="Standard">Équations cartésiennes de droites</text:p>
      <text:p text:style-name="Standard"/>
      <text:p text:style-name="Standard"/>
      <text:p text:style-name="Standard"><text:tab/><text:tab/><text:span text:style-name="T3">I. REPRÉSENTATION PARAMÉTRIQUE</text:span></text:p>
      <text:p text:style-name="P2"/>
      <text:p text:style-name="P2">Dans cette première partie, les coordonnées seront exprimées dans un repère de l'espace.</text:p>
      <text:p text:style-name="P2"/>
      <text:p text:style-name="Standard"><text:span text:style-name="T4">Définition :<text:tab/>On dit qu'un vecteur </text:span><text:span text:style-name="T4"><draw:frame draw:style-name="fr1" draw:name="Objet1" text:anchor-type="as-char" svg:width="0.998cm" svg:height="0.527cm" draw:z-index="0"><draw:object xlink:href="./Object 1" xlink:type="simple" xlink:show="embed" xlink:actuate="onLoad"/><draw:image xlink:href="./ObjectReplacements/Object 1" xlink:type="simple" xlink:show="embed" xlink:actuate="onLoad"/></draw:frame></text:span><text:span text:style-name="T4">est un </text:span><text:span text:style-name="T3">vecteur directeur</text:span><text:span text:style-name="T4"> d'une droite (d) s'il existe A et <text:tab/><text:tab/>B appartenant à (d) tels que </text:span><text:span text:style-name="T4"><draw:frame draw:style-name="fr1" draw:name="Objet2" text:anchor-type="as-char" svg:width="1.385cm" svg:height="0.527cm" draw:z-index="1"><draw:object xlink:href="./Object 2" xlink:type="simple" xlink:show="embed" xlink:actuate="onLoad"/><draw:image xlink:href="./ObjectReplacements/Object 2" xlink:type="simple" xlink:show="embed" xlink:actuate="onLoad"/></draw:frame></text:span></text:p>
      <text:p text:style-name="P2">Remarque : <text:tab/>Un vecteur directeur d'une droite est donc un vecteur de même direction que la droite</text:p>
      <text:p text:style-name="P2"/>
      <text:p text:style-name="Standard"><text:span text:style-name="T4">Remarque : <text:tab/>Soit (d) une droite passant par </text:span><text:span text:style-name="T4"><draw:frame draw:style-name="fr1" draw:name="Objet9" text:anchor-type="as-char" svg:width="2.544cm" svg:height="0.533cm" draw:z-index="3"><draw:object xlink:href="./Object 9" xlink:type="simple" xlink:show="embed" xlink:actuate="onLoad"/><draw:image xlink:href="./ObjectReplacements/Object 9" xlink:type="simple" xlink:show="embed" xlink:actuate="onLoad"/></draw:frame></text:span><text:span text:style-name="T4">et </text:span><text:span text:style-name="T4"><draw:frame draw:style-name="fr1" draw:name="Objet3" text:anchor-type="as-char" svg:width="1.109cm" svg:height="1.67cm" draw:z-index="2"><draw:object xlink:href="./Object 3" xlink:type="simple" xlink:show="embed" xlink:actuate="onLoad"/><draw:image xlink:href="./ObjectReplacements/Object 3" xlink:type="simple" xlink:show="embed" xlink:actuate="onLoad"/></draw:frame></text:span><text:span text:style-name="T4">un vecteur directeur de <text:tab/><text:tab/>(d).</text:span></text:p>
      <text:p text:style-name="P2"><text:tab/><text:tab/>Dire qu'un point M(x,y,z) appartient à (d) équivaut à dire que :</text:p>
      <text:p text:style-name="Standard"><text:span text:style-name="T4"><text:tab/><text:tab/><text:tab/>-</text:span><text:span text:style-name="T4"><draw:frame draw:style-name="fr1" draw:name="Objet6" text:anchor-type="as-char" svg:width="1.633cm" svg:height="0.527cm" draw:z-index="6"><draw:object xlink:href="./Object 6" xlink:type="simple" xlink:show="embed" xlink:actuate="onLoad"/><draw:image xlink:href="./ObjectReplacements/Object 6" xlink:type="simple" xlink:show="embed" xlink:actuate="onLoad"/></draw:frame></text:span><text:span text:style-name="T4">sont colinéaires</text:span></text:p>
      <text:p text:style-name="Standard"><text:span text:style-name="T4"><text:tab/><text:tab/><text:tab/>- il existe </text:span><text:span text:style-name="T4"><draw:frame draw:style-name="fr1" draw:name="Objet4" text:anchor-type="as-char" svg:width="0.995cm" svg:height="0.469cm" draw:z-index="4"><draw:object xlink:href="./Object 4" xlink:type="simple" xlink:show="embed" xlink:actuate="onLoad"/><draw:image xlink:href="./ObjectReplacements/Object 4" xlink:type="simple" xlink:show="embed" xlink:actuate="onLoad"/></draw:frame></text:span><text:span text:style-name="T4">tel que </text:span><text:span text:style-name="T4"><draw:frame draw:style-name="fr1" draw:name="Objet5" text:anchor-type="as-char" svg:width="1.753cm" svg:height="0.527cm" draw:z-index="5"><draw:object xlink:href="./Object 5" xlink:type="simple" xlink:show="embed" xlink:actuate="onLoad"/><draw:image xlink:href="./ObjectReplacements/Object 5" xlink:type="simple" xlink:show="embed" xlink:actuate="onLoad"/></draw:frame></text:span></text:p>
      <text:p text:style-name="Standard"><text:span text:style-name="T4"><text:tab/><text:tab/><text:tab/>- il existe </text:span><text:span text:style-name="T4"><draw:frame draw:style-name="fr1" draw:name="Objet7" text:anchor-type="as-char" svg:width="0.995cm" svg:height="0.469cm" draw:z-index="7"><draw:object xlink:href="./Object 7" xlink:type="simple" xlink:show="embed" xlink:actuate="onLoad"/><draw:image xlink:href="./ObjectReplacements/Object 7" xlink:type="simple" xlink:show="embed" xlink:actuate="onLoad"/></draw:frame></text:span><text:span text:style-name="T4">tel que </text:span><text:span text:style-name="T4"><draw:frame draw:style-name="fr1" draw:name="Objet8" text:anchor-type="as-char" svg:width="2.773cm" svg:height="1.879cm" draw:z-index="8"><draw:object xlink:href="./Object 8" xlink:type="simple" xlink:show="embed" xlink:actuate="onLoad"/><draw:image xlink:href="./ObjectReplacements/Object 8" xlink:type="simple" xlink:show="embed" xlink:actuate="onLoad"/></draw:frame></text:span></text:p>
      <text:p text:style-name="P2"/>
      <text:p text:style-name="Standard"><text:span text:style-name="T4">Définitions :<text:tab/>Le système (S) est appelé </text:span><text:span text:style-name="T3">représentation paramétrique</text:span><text:span text:style-name="T4"> de la droite (d).</text:span></text:p>
      <text:p text:style-name="Standard"><text:span text:style-name="T4"><text:tab/><text:tab/>t est le </text:span><text:span text:style-name="T3">paramètre</text:span><text:span text:style-name="T4"> de cette représentation.</text:span></text:p>
      <text:p text:style-name="P2"/>
      <text:p text:style-name="P2">Remarque : <text:tab/>Toute droite admet une infinité de représentations paramétriques.</text:p>
      <text:p text:style-name="P2"><text:tab/><text:tab/>En effet, on peut choisir, à la place de A, n'importe quel point sur la droite et</text:p>
      <text:p text:style-name="Standard"><text:span text:style-name="T4"><text:tab/><text:tab/>à la place de </text:span><text:span text:style-name="T4"><draw:frame draw:style-name="fr1" draw:name="Objet10" text:anchor-type="as-char" svg:width="0.436cm" svg:height="0.469cm" draw:z-index="9"><draw:object xlink:href="./Object 10" xlink:type="simple" xlink:show="embed" xlink:actuate="onLoad"/><draw:image xlink:href="./ObjectReplacements/Object 10" xlink:type="simple" xlink:show="embed" xlink:actuate="onLoad"/></draw:frame></text:span><text:span text:style-name="T4">n'importe quel vecteur non nul lui étant colinéaire.</text:span></text:p>
      <text:p text:style-name="P2"/>
      <text:p text:style-name="Standard"><text:span text:style-name="T4">Exercice :<text:tab/>Déterminer une représentation paramétrique de la droite (d'), passant par B(-4 ; 0 ; 3) </text:span><text:soft-page-break/><text:span text:style-name="T4"><text:tab/><text:tab/>et de vecteur directeur </text:span><text:span text:style-name="T4"><draw:frame draw:style-name="fr1" draw:name="Objet11" text:anchor-type="as-char" svg:width="1.395cm" svg:height="1.67cm" draw:z-index="10"><draw:object xlink:href="./Object 11" xlink:type="simple" xlink:show="embed" xlink:actuate="onLoad"/><draw:image xlink:href="./ObjectReplacements/Object 11" xlink:type="simple" xlink:show="embed" xlink:actuate="onLoad"/></draw:frame></text:span></text:p>
      <text:p text:style-name="P2"/>
      <text:p text:style-name="P2">Méthode : <text:tab/>Pour vérifier si un point appartient à une droite dont on a une représentation <text:tab/><text:tab/><text:tab/>paramétrique, il suffit de vérifier s'il existe un paramètre qui satisfait les trois <text:tab/><text:tab/><text:tab/>équations des coordonnées.</text:p>
      <text:p text:style-name="Standard"><text:span text:style-name="T5">Autrement dit :</text:span><text:span text:style-name="T4"><text:tab/>Pour savoir si </text:span><text:span text:style-name="T4"><draw:frame draw:style-name="fr1" draw:name="Objet12" text:anchor-type="as-char" svg:width="3.471cm" svg:height="0.533cm" draw:z-index="11"><draw:object xlink:href="./Object 12" xlink:type="simple" xlink:show="embed" xlink:actuate="onLoad"/><draw:image xlink:href="./ObjectReplacements/Object 12" xlink:type="simple" xlink:show="embed" xlink:actuate="onLoad"/></draw:frame></text:span><text:span text:style-name="T4">dont une représentation paramétrique est <text:tab/><text:tab/><text:tab/>donnée plus haut, on cherche une valeur de t telle que </text:span><text:span text:style-name="T4"><draw:frame draw:style-name="fr1" draw:name="Objet13" text:anchor-type="as-char" svg:width="2.348cm" svg:height="1.879cm" draw:z-index="12"><draw:object xlink:href="./Object 13" xlink:type="simple" xlink:show="embed" xlink:actuate="onLoad"/><draw:image xlink:href="./ObjectReplacements/Object 13" xlink:type="simple" xlink:show="embed" xlink:actuate="onLoad"/></draw:frame></text:span></text:p>
      <text:p text:style-name="Standard"><text:span text:style-name="T4"><text:tab/><text:tab/></text:span><text:span text:style-name="T4"><draw:frame draw:style-name="fr1" draw:name="Objet16" text:anchor-type="as-char" svg:width="1.416cm" svg:height="0.485cm" draw:z-index="13"><draw:object xlink:href="./Object 16" xlink:type="simple" xlink:show="embed" xlink:actuate="onLoad"/><draw:image xlink:href="./ObjectReplacements/Object 16" xlink:type="simple" xlink:show="embed" xlink:actuate="onLoad"/></draw:frame></text:span><text:span text:style-name="T4">si et seulement si on trouve une valeur qui satisfait les trois équations.</text:span></text:p>
      <text:p text:style-name="Standard"/>
      <text:p text:style-name="Standard">Exercice :<text:tab/>Le point C(-14 ; -4 ; 17) appartient-il à (d') ?</text:p>
      <text:p text:style-name="Standard"><text:tab/><text:tab/>Qu'en est-il du point D(11 ; 6 ; -20) ?</text:p>
      <text:p text:style-name="P2"/>
      <text:p text:style-name="Standard"><text:span text:style-name="T4">Remarque :<text:tab/>Pour obtenir une représentation paramétrique d'un plan, le principe est le même que <text:tab/><text:tab/>pour une droite. On prend un point </text:span><text:span text:style-name="T4"><draw:frame draw:style-name="fr1" draw:name="Objet14" text:anchor-type="as-char" svg:width="2.544cm" svg:height="0.533cm" draw:z-index="14"><draw:object xlink:href="./Object 14" xlink:type="simple" xlink:show="embed" xlink:actuate="onLoad"/><draw:image xlink:href="./ObjectReplacements/Object 14" xlink:type="simple" xlink:show="embed" xlink:actuate="onLoad"/></draw:frame></text:span><text:span text:style-name="T4">appartenant au plan, et deux <text:tab/><text:tab/>vecteurs </text:span><text:span text:style-name="T4"><draw:frame draw:style-name="fr1" draw:name="Objet15" text:anchor-type="as-char" svg:width="2.593cm" svg:height="1.67cm" draw:z-index="15"><draw:object xlink:href="./Object 15" xlink:type="simple" xlink:show="embed" xlink:actuate="onLoad"/><draw:image xlink:href="./ObjectReplacements/Object 15" xlink:type="simple" xlink:show="embed" xlink:actuate="onLoad"/></draw:frame></text:span><text:span text:style-name="T4">chacun colinéaire à une droite du plan mais non <text:tab/><text:tab/><text:tab/>colinéaires entre eux.</text:span></text:p>
      <text:p text:style-name="Standard"><text:span text:style-name="T4"><text:tab/><text:tab/>Alors, dire qu'un point M(x,y,z) appartient au plan signifie qu'il existe t et t', deux <text:tab/><text:tab/>réels tels que </text:span><text:span text:style-name="T4"><draw:frame draw:style-name="fr1" draw:name="Objet18" text:anchor-type="as-char" svg:width="2.709cm" svg:height="0.527cm" draw:z-index="21"><draw:object xlink:href="./Object 18" xlink:type="simple" xlink:show="embed" xlink:actuate="onLoad"/><draw:image xlink:href="./ObjectReplacements/Object 18" xlink:type="simple" xlink:show="embed" xlink:actuate="onLoad"/></draw:frame></text:span></text:p>
      <text:p text:style-name="Standard"><text:span text:style-name="T4"><text:tab/><text:tab/>Une représentation paramétrique du plan est alors donnée par le système<text:tab/><text:tab/><text:tab/><text:tab/> </text:span><text:span text:style-name="T4"><draw:frame draw:style-name="fr1" draw:name="Objet17" text:anchor-type="as-char" svg:width="3.281cm" svg:height="1.879cm" draw:z-index="16"><draw:object xlink:href="./Object 17" xlink:type="simple" xlink:show="embed" xlink:actuate="onLoad"/><draw:image xlink:href="./ObjectReplacements/Object 17" xlink:type="simple" xlink:show="embed" xlink:actuate="onLoad"/></draw:frame></text:span></text:p>
      <text:p text:style-name="P2"/>
      <text:p text:style-name="P2"/>
      <text:p text:style-name="Standard"><text:span text:style-name="T4"><text:tab/><text:tab/></text:span><text:span text:style-name="T3">II. ÉQUATION CARTÉSIENNE</text:span></text:p>
      <text:p text:style-name="P2"/>
      <text:p text:style-name="P2">Rappel :<text:tab/>Dans le plan, toute droite peut être représentée sous la forme d'une équation <text:tab/><text:tab/><text:tab/>cartésienne de la forme ax+by+c=0, où a, b et c sont des réels tels que a et b ne sont <text:tab/><text:tab/>pas tous les deux nuls.</text:p>
      <text:p text:style-name="P2"><text:tab/><text:tab/>Cette équation signifie qu'un point M(x,y) appartient à la droite si et seulement si <text:tab/><text:tab/>ax+by+c=0.</text:p>
      <text:p text:style-name="P2"><text:tab/><text:tab/>L'analogue existe dans l'espace et on parle alors d'équation cartésienne de plan.</text:p>
      <text:p text:style-name="P2"/>
      <text:p text:style-name="P2">Dans cette deuxième partie, on se place dans un repère orthonormé de l'espace.</text:p>
      <text:p text:style-name="P2"/>
      <text:p text:style-name="Standard"><text:span text:style-name="T4">Définition :<text:tab/>Un vecteur </text:span><text:span text:style-name="T4"><draw:frame draw:style-name="fr1" draw:name="Objet19" text:anchor-type="as-char" svg:width="0.998cm" svg:height="0.527cm" draw:z-index="22"><draw:object xlink:href="./Object 19" xlink:type="simple" xlink:show="embed" xlink:actuate="onLoad"/><draw:image xlink:href="./ObjectReplacements/Object 19" xlink:type="simple" xlink:show="embed" xlink:actuate="onLoad"/></draw:frame></text:span><text:span text:style-name="T4">est dit </text:span><text:span text:style-name="T3">normal</text:span><text:span text:style-name="T4"> à un plan P, si toutes les droites de vecteur <text:tab/><text:tab/><text:tab/>directeur</text:span><text:span text:style-name="T4"><draw:frame draw:style-name="fr1" draw:name="Objet20" text:anchor-type="as-char" svg:width="0.436cm" svg:height="0.469cm" draw:z-index="25"><draw:object xlink:href="./Object 20" xlink:type="simple" xlink:show="embed" xlink:actuate="onLoad"/><draw:image xlink:href="./ObjectReplacements/Object 20" xlink:type="simple" xlink:show="embed" xlink:actuate="onLoad"/></draw:frame></text:span><text:span text:style-name="T4">sont orthogonales à P.</text:span></text:p>
      <text:p text:style-name="P2"/>
      <text:p text:style-name="Standard"><text:span text:style-name="T4">Propriété :<text:tab/>Soient A un point de l'espace et</text:span><text:span text:style-name="T4"><draw:frame draw:style-name="fr1" draw:name="Objet21" text:anchor-type="as-char" svg:width="0.436cm" svg:height="0.469cm" draw:z-index="26"><draw:object xlink:href="./Object 21" xlink:type="simple" xlink:show="embed" xlink:actuate="onLoad"/><draw:image xlink:href="./ObjectReplacements/Object 21" xlink:type="simple" xlink:show="embed" xlink:actuate="onLoad"/></draw:frame></text:span><text:span text:style-name="T4">un vecteur non nul.</text:span></text:p>
      <text:p text:style-name="Standard"><text:span text:style-name="T4"><text:tab/><text:tab/>L'ensemble des points M tels que</text:span><text:span text:style-name="T4"><draw:frame draw:style-name="fr1" draw:name="Objet22" text:anchor-type="as-char" svg:width="1.974cm" svg:height="0.527cm" draw:z-index="39"><draw:object xlink:href="./Object 22" xlink:type="simple" xlink:show="embed" xlink:actuate="onLoad"/><draw:image xlink:href="./ObjectReplacements/Object 22" xlink:type="simple" xlink:show="embed" xlink:actuate="onLoad"/></draw:frame></text:span><text:span text:style-name="T4">est le plan passant par A de vecteur <text:tab/><text:tab/>normal </text:span><text:span text:style-name="T4"><draw:frame draw:style-name="fr1" draw:name="Objet23" text:anchor-type="as-char" svg:width="0.436cm" svg:height="0.469cm" draw:z-index="40"><draw:object xlink:href="./Object 23" xlink:type="simple" xlink:show="embed" xlink:actuate="onLoad"/><draw:image xlink:href="./ObjectReplacements/Object 23" xlink:type="simple" xlink:show="embed" xlink:actuate="onLoad"/></draw:frame></text:span></text:p>
      <text:p text:style-name="P2"/>
      <text:p text:style-name="Standard"><text:soft-page-break/><text:span text:style-name="T4">Propriété :<text:tab/>Soient </text:span><text:span text:style-name="T4"><draw:frame draw:style-name="fr1" draw:name="Objet24" text:anchor-type="as-char" svg:width="1.109cm" svg:height="1.67cm" draw:z-index="43"><draw:object xlink:href="./Object 24" xlink:type="simple" xlink:show="embed" xlink:actuate="onLoad"/><draw:image xlink:href="./ObjectReplacements/Object 24" xlink:type="simple" xlink:show="embed" xlink:actuate="onLoad"/></draw:frame></text:span><text:span text:style-name="T4">un vecteur non nul.</text:span></text:p>
      <text:p text:style-name="Standard"><text:span text:style-name="T4"><text:tab/><text:tab/>Alors, un plan de vecteur normal</text:span><text:span text:style-name="T4"><draw:frame draw:style-name="fr1" draw:name="Objet25" text:anchor-type="as-char" svg:width="0.436cm" svg:height="0.469cm" draw:z-index="44"><draw:object xlink:href="./Object 25" xlink:type="simple" xlink:show="embed" xlink:actuate="onLoad"/><draw:image xlink:href="./ObjectReplacements/Object 25" xlink:type="simple" xlink:show="embed" xlink:actuate="onLoad"/></draw:frame></text:span><text:span text:style-name="T4">a une équation de la forme</text:span></text:p>
      <text:p text:style-name="Standard"><text:span text:style-name="T4"><text:tab/><text:tab/> </text:span><text:span text:style-name="T4"><draw:frame draw:style-name="fr1" draw:name="Objet26" text:anchor-type="as-char" svg:width="3.353cm" svg:height="0.469cm" draw:z-index="45"><draw:object xlink:href="./Object 26" xlink:type="simple" xlink:show="embed" xlink:actuate="onLoad"/><draw:image xlink:href="./ObjectReplacements/Object 26" xlink:type="simple" xlink:show="embed" xlink:actuate="onLoad"/></draw:frame></text:span><text:span text:style-name="T4">, où </text:span><text:span text:style-name="T4"><draw:frame draw:style-name="fr1" draw:name="Objet27" text:anchor-type="as-char" svg:width="1.118cm" svg:height="0.469cm" draw:z-index="46"><draw:object xlink:href="./Object 27" xlink:type="simple" xlink:show="embed" xlink:actuate="onLoad"/><draw:image xlink:href="./ObjectReplacements/Object 27" xlink:type="simple" xlink:show="embed" xlink:actuate="onLoad"/></draw:frame></text:span><text:span text:style-name="T4">et a, b, et c non tous nuls.</text:span></text:p>
      <text:p text:style-name="Standard"><text:span text:style-name="T4"><text:tab/><text:tab/>Réciproquement, soit</text:span><text:span text:style-name="T4"><draw:frame draw:style-name="fr1" draw:name="Objet29" text:anchor-type="as-char" svg:width="1.118cm" svg:height="0.469cm" draw:z-index="47"><draw:object xlink:href="./Object 29" xlink:type="simple" xlink:show="embed" xlink:actuate="onLoad"/><draw:image xlink:href="./ObjectReplacements/Object 29" xlink:type="simple" xlink:show="embed" xlink:actuate="onLoad"/></draw:frame></text:span><text:span text:style-name="T4"> Alors, l'ensemble des triplets (x,y,z) tels que</text:span></text:p>
      <text:p text:style-name="Standard"><text:span text:style-name="T4"><text:tab/><text:tab/> </text:span><text:span text:style-name="T4"><draw:frame draw:style-name="fr1" draw:name="Objet28" text:anchor-type="as-char" svg:width="3.353cm" svg:height="0.469cm" draw:z-index="48"><draw:object xlink:href="./Object 28" xlink:type="simple" xlink:show="embed" xlink:actuate="onLoad"/><draw:image xlink:href="./ObjectReplacements/Object 28" xlink:type="simple" xlink:show="embed" xlink:actuate="onLoad"/></draw:frame></text:span><text:span text:style-name="T4">définissent un plan de vecteur normal</text:span><text:span text:style-name="T4"><draw:frame draw:style-name="fr1" draw:name="Objet30" text:anchor-type="as-char" svg:width="0.436cm" svg:height="0.469cm" draw:z-index="49"><draw:object xlink:href="./Object 30" xlink:type="simple" xlink:show="embed" xlink:actuate="onLoad"/><draw:image xlink:href="./ObjectReplacements/Object 30" xlink:type="simple" xlink:show="embed" xlink:actuate="onLoad"/></draw:frame></text:span></text:p>
      <text:p text:style-name="P2"/>
      <text:p text:style-name="Standard"><text:span text:style-name="T4">Définition :<text:tab/>Une équation de la forme </text:span><text:span text:style-name="T4"><draw:frame draw:style-name="fr1" draw:name="Objet42" text:anchor-type="as-char" svg:width="3.353cm" svg:height="0.469cm" draw:z-index="52"><draw:object xlink:href="./Object 42" xlink:type="simple" xlink:show="embed" xlink:actuate="onLoad"/><draw:image xlink:href="./ObjectReplacements/Object 42" xlink:type="simple" xlink:show="embed" xlink:actuate="onLoad"/><svg:desc>formule</svg:desc></draw:frame></text:span><text:span text:style-name="T4">où </text:span><text:span text:style-name="T4"><draw:frame draw:style-name="fr1" draw:name="Objet43" text:anchor-type="as-char" svg:width="1.118cm" svg:height="0.469cm" draw:z-index="54"><draw:object xlink:href="./Object 43" xlink:type="simple" xlink:show="embed" xlink:actuate="onLoad"/><draw:image xlink:href="./ObjectReplacements/Object 43" xlink:type="simple" xlink:show="embed" xlink:actuate="onLoad"/><svg:desc>formule</svg:desc></draw:frame></text:span><text:span text:style-name="T4">et a, b, et c non tous <text:tab/><text:tab/>nuls est appelée </text:span><text:span text:style-name="T3">équation cartésienne</text:span><text:span text:style-name="T4"> d'un plan.</text:span></text:p>
      <text:p text:style-name="P2"/>
      <text:p text:style-name="P2"/>
      <text:p text:style-name="Standard"><text:span text:style-name="T4"><text:tab/><text:tab/></text:span><text:span text:style-name="T3">III. INTERSECTIONS</text:span></text:p>
      <text:p text:style-name="P2"/>
      <text:p text:style-name="P2">Remarque :<text:tab/>Les équations vues précédemment définissent des objets (des droites ou des plans).</text:p>
      <text:p text:style-name="P2"><text:tab/><text:tab/>Elles nous permettent notamment de trouver la position relative de deux objets.</text:p>
      <text:p text:style-name="P2"><text:tab/><text:tab/>Si ces objets sont sécants, trouver des coordonnées (x,y,z) de points satisfaisant <text:tab/><text:tab/><text:tab/>les équations revient à trouver leur(s) point(s) d'intersection.</text:p>
      <text:p text:style-name="P2"><text:tab/><text:tab/>Il est plus facile et plus précis de résoudre quelques équations, plutôt que de <text:tab/><text:tab/><text:tab/>représenter ces objets en 3D.</text:p>
      <text:p text:style-name="P2"/>
      <text:p text:style-name="Standard"><text:span text:style-name="T4"><text:tab/></text:span><text:span text:style-name="T3">1. Position relative de deux droites</text:span></text:p>
      <text:p text:style-name="P2"/>
      <text:p text:style-name="P2">Propriété :<text:tab/>Deux droites de l'espaces sont :</text:p>
      <text:p text:style-name="P2"><text:tab/>- soit parallèles (éventuellement confondues). Dans ce cas elles ont des vecteurs directeurs <text:tab/>colinéaires</text:p>
      <text:p text:style-name="P2"><text:tab/>- soit secantes. Dans ce cas il existe un seul point dont les coordonnées satisfont les <text:tab/>équations des deux droites.</text:p>
      <text:p text:style-name="P2"><text:tab/>- soit non coplanaires. Dans ce cas aucun point n'a des coordonnées satisfaisant les <text:tab/>équations des deux droites</text:p>
      <text:p text:style-name="P2"/>
      <text:p text:style-name="P2">Méthode :<text:tab/>On cherche les valeurs de t et t' grâce à deux équations. On regarde ensuite si ces <text:tab/><text:tab/>valeurs vérifient la troisième équation.</text:p>
      <text:p text:style-name="P2"/>
      <text:p text:style-name="P2">Remarque : <text:tab/>Si des droites n'ont aucun point d'intersection, pour savoir si elles sont parallèles ou <text:tab/><text:tab/>non, il suffit de regarder les coordonées de leurs vecteurs directeurs, qui sont les <text:tab/><text:tab/><text:tab/>coefficients des termes en t et t' dans les équations.</text:p>
      <text:p text:style-name="P2"/>
      <text:p text:style-name="P2">Exercice :<text:tab/>Étudier la position relative des droites données. Si elles sont sécantes, déterminer les <text:tab/><text:tab/>coordonnées du point d'intersection.</text:p>
      <text:p text:style-name="P2"><text:tab/>1. (d) et (d') de représentations paramétriques respectives</text:p>
      <text:p text:style-name="Standard"><text:span text:style-name="T4"><text:s/><text:tab/><text:tab/></text:span><text:span text:style-name="T4"><draw:frame draw:style-name="fr1" draw:name="Objet31" text:anchor-type="as-char" svg:width="5.796cm" svg:height="1.67cm" draw:z-index="55"><draw:object xlink:href="./Object 31" xlink:type="simple" xlink:show="embed" xlink:actuate="onLoad"/><draw:image xlink:href="./ObjectReplacements/Object 31" xlink:type="simple" xlink:show="embed" xlink:actuate="onLoad"/></draw:frame></text:span><text:span text:style-name="T4">où </text:span><text:span text:style-name="T4"><draw:frame draw:style-name="fr1" draw:name="Objet32" text:anchor-type="as-char" svg:width="1.536cm" svg:height="0.469cm" draw:z-index="57"><draw:object xlink:href="./Object 32" xlink:type="simple" xlink:show="embed" xlink:actuate="onLoad"/><draw:image xlink:href="./ObjectReplacements/Object 32" xlink:type="simple" xlink:show="embed" xlink:actuate="onLoad"/></draw:frame></text:span></text:p>
      <text:p text:style-name="P2"><text:tab/>2. (d) et (d') de représentations paramétriques respectives</text:p>
      <text:p text:style-name="Standard"><text:span text:style-name="T4"><text:s/><text:tab/><text:tab/></text:span><text:span text:style-name="T4"><draw:frame draw:style-name="fr1" draw:name="Objet33" text:anchor-type="as-char" svg:width="5.567cm" svg:height="2.838cm" draw:z-index="61"><draw:object xlink:href="./Object 33" xlink:type="simple" xlink:show="embed" xlink:actuate="onLoad"/><draw:image xlink:href="./ObjectReplacements/Object 33" xlink:type="simple" xlink:show="embed" xlink:actuate="onLoad"/><svg:desc>formule</svg:desc></draw:frame></text:span><text:span text:style-name="T4">où </text:span><text:span text:style-name="T4"><draw:frame draw:style-name="fr1" draw:name="Objet34" text:anchor-type="as-char" svg:width="1.536cm" svg:height="0.467cm" draw:z-index="62"><draw:object xlink:href="./Object 34" xlink:type="simple" xlink:show="embed" xlink:actuate="onLoad"/><draw:image xlink:href="./ObjectReplacements/Object 34" xlink:type="simple" xlink:show="embed" xlink:actuate="onLoad"/><svg:desc>formule</svg:desc></draw:frame></text:span></text:p>
      <text:p text:style-name="P2"/>
      <text:p text:style-name="P2"><text:soft-page-break/></text:p>
      <text:p text:style-name="Standard"><text:span text:style-name="T4"><text:tab/></text:span><text:span text:style-name="T3">2. Position relative d'une droite et d'un plan</text:span></text:p>
      <text:p text:style-name="P2"/>
      <text:p text:style-name="P2">Propriété :<text:tab/>Une droite et un plan de l'espace sont :</text:p>
      <text:p text:style-name="Standard"><text:span text:style-name="T4"><text:tab/>- soit parallèles. Dans ce cas, soit</text:span><text:span text:style-name="T4"><draw:frame draw:style-name="fr1" draw:name="Objet39" text:anchor-type="as-char" svg:width="1.431cm" svg:height="0.485cm" draw:z-index="63"><draw:object xlink:href="./Object 39" xlink:type="simple" xlink:show="embed" xlink:actuate="onLoad"/><draw:image xlink:href="./ObjectReplacements/Object 39" xlink:type="simple" xlink:show="embed" xlink:actuate="onLoad"/></draw:frame></text:span><text:span text:style-name="T4">soit ils n'ont aucun point en commun.</text:span></text:p>
      <text:p text:style-name="P2"><text:tab/>- soit sécants. Dans ce cas il existe un seul point dont les coordonnées satisfont leurs <text:tab/>équations.</text:p>
      <text:p text:style-name="P2"/>
      <text:p text:style-name="P2">Méthode :<text:tab/>En remplaçant x, y et z dans l'équation du plan par leur représentations paramétriques <text:tab/><text:tab/>respectives, on peut trouver la valeur du paramètre t. On utilise cette valeur pour <text:tab/><text:tab/>trouver x, y et z.</text:p>
      <text:p text:style-name="P2"><text:tab/><text:tab/>Si on ne trouve par de valeur pour t, c'est que la droite et le plan sont parallèles non <text:tab/><text:tab/>confondus.</text:p>
      <text:p text:style-name="P2"><text:tab/><text:tab/>Si tous les réels conviennent, c'est que la droite et le plan sont confondus.</text:p>
      <text:p text:style-name="P2"/>
      <text:p text:style-name="P2">Exercice :<text:tab/>Étudier les positions relatives de la droite (d) et du plan P. S'ils sont sécants, <text:tab/><text:tab/><text:tab/>déterminer les coordonnées du point d'intersection.</text:p>
      <text:p text:style-name="Standard"><text:span text:style-name="T4"><text:tab/>1. L'équation cartésienne de P est </text:span><text:span text:style-name="T4"><draw:frame draw:style-name="fr1" draw:name="Objet35" text:anchor-type="as-char" svg:width="2.953cm" svg:height="0.469cm" draw:z-index="53"><draw:object xlink:href="./Object 35" xlink:type="simple" xlink:show="embed" xlink:actuate="onLoad"/><draw:image xlink:href="./ObjectReplacements/Object 35" xlink:type="simple" xlink:show="embed" xlink:actuate="onLoad"/></draw:frame></text:span></text:p>
      <text:p text:style-name="Standard"><text:span text:style-name="T4"><text:tab/> <text:s text:c="3"/>Une équation paramétrique de (d) est </text:span><text:span text:style-name="T4"><draw:frame draw:style-name="fr1" draw:name="Objet36" text:anchor-type="as-char" svg:width="3.244cm" svg:height="1.67cm" draw:z-index="65"><draw:object xlink:href="./Object 36" xlink:type="simple" xlink:show="embed" xlink:actuate="onLoad"/><draw:image xlink:href="./ObjectReplacements/Object 36" xlink:type="simple" xlink:show="embed" xlink:actuate="onLoad"/></draw:frame></text:span></text:p>
      <text:p text:style-name="Standard"><text:span text:style-name="T4"><text:tab/>2. L'équation cartésienne de P est </text:span><text:span text:style-name="T4"><draw:frame draw:style-name="fr1" draw:name="Objet37" text:anchor-type="as-char" svg:width="3.143cm" svg:height="0.469cm" draw:z-index="66"><draw:object xlink:href="./Object 37" xlink:type="simple" xlink:show="embed" xlink:actuate="onLoad"/><draw:image xlink:href="./ObjectReplacements/Object 37" xlink:type="simple" xlink:show="embed" xlink:actuate="onLoad"/><svg:desc>formule</svg:desc></draw:frame></text:span></text:p>
      <text:p text:style-name="Standard"><text:span text:style-name="T4"><text:tab/> <text:s text:c="3"/>Une équation paramétrique de (d) est </text:span><text:span text:style-name="T4"><draw:frame draw:style-name="fr1" draw:name="Objet38" text:anchor-type="as-char" svg:width="3.046cm" svg:height="1.67cm" draw:z-index="67"><draw:object xlink:href="./Object 38" xlink:type="simple" xlink:show="embed" xlink:actuate="onLoad"/><draw:image xlink:href="./ObjectReplacements/Object 38" xlink:type="simple" xlink:show="embed" xlink:actuate="onLoad"/><svg:desc>formule</svg:desc></draw:frame></text:span></text:p>
      <text:p text:style-name="P2"/>
      <text:p text:style-name="Standard"><text:span text:style-name="T4"><text:tab/></text:span><text:span text:style-name="T3">3. Projetés orthogonaux</text:span></text:p>
      <text:p text:style-name="P2"/>
      <text:p text:style-name="Standard"><text:span text:style-name="T4">Méthode : <text:tab/>Pour déterminer le </text:span><text:span text:style-name="T6">projeté orthogonal d'un point sur un plan</text:span><text:span text:style-name="T4"> :</text:span></text:p>
      <text:p text:style-name="P2"><text:tab/><text:tab/>- on détermine une représentation paramétrique de la droite passant par le point et <text:tab/><text:tab/>étant orthogonale au plan (grâce au vecteur normal au plan)</text:p>
      <text:p text:style-name="P2"><text:tab/><text:tab/>- on détermine les coordonnées du point d'intersection de cette droite avec le plan</text:p>
      <text:p text:style-name="P2">Remarque : <text:tab/>Ce projeté orthogonal existera toujours, même s'il se peut que ce soit le point de <text:tab/><text:tab/><text:tab/>départ (si celui-ci est déjà sur le plan)</text:p>
      <text:p text:style-name="P2"/>
      <text:p text:style-name="Standard"><text:span text:style-name="T4">Exercice :<text:tab/>Soit P le plan d'équation cartésienne </text:span><text:span text:style-name="T4"><draw:frame draw:style-name="fr1" draw:name="Objet40" text:anchor-type="as-char" svg:width="3.328cm" svg:height="0.469cm" draw:z-index="69"><draw:object xlink:href="./Object 40" xlink:type="simple" xlink:show="embed" xlink:actuate="onLoad"/><draw:image xlink:href="./ObjectReplacements/Object 40" xlink:type="simple" xlink:show="embed" xlink:actuate="onLoad"/></draw:frame></text:span><text:span text:style-name="T4">et A(2 ; 5 ; -1).</text:span></text:p>
      <text:p text:style-name="P2"><text:tab/><text:tab/>Donner les coordonnées de H, le projeté orthogonal de A sur P.</text:p>
      <text:p text:style-name="P2"/>
      <text:p text:style-name="Standard"><text:span text:style-name="T4">Méthode : <text:tab/>Pour déterminer le </text:span><text:span text:style-name="T6">projeté orthogonal d'un point sur une droite</text:span><text:span text:style-name="T4"> :</text:span></text:p>
      <text:p text:style-name="P2"><text:tab/><text:tab/>- on détermine l'équation cartésienne du plan passant par le point et étant orthogonal <text:tab/><text:tab/>à la droite.</text:p>
      <text:p text:style-name="P2"><text:tab/><text:tab/>- on détermine les coordonnées du point d'intersection de ce plan avec la droite.</text:p>
      <text:p text:style-name="P2">Remarque : <text:tab/>Ce projeté orthogonal existera toujours, même s'il se peut que ce soit le point de <text:tab/><text:tab/><text:tab/>départ (si celui-ci est déjà sur la droite)</text:p>
      <text:p text:style-name="P2"/>
      <text:p text:style-name="Standard"><text:span text:style-name="T4">Exercice :<text:tab/>Soit (d) la droite passant par A(1 ; 3 ; 0) et de vecteur directeur </text:span><text:span text:style-name="T4"><draw:frame draw:style-name="fr1" draw:name="Objet41" text:anchor-type="as-char" svg:width="1.402cm" svg:height="1.663cm" draw:z-index="70"><draw:object xlink:href="./Object 41" xlink:type="simple" xlink:show="embed" xlink:actuate="onLoad"/><draw:image xlink:href="./ObjectReplacements/Object 41" xlink:type="simple" xlink:show="embed" xlink:actuate="onLoad"/></draw:frame></text:span></text:p>
      <text:p text:style-name="P2"><text:tab/><text:tab/>Déterminer les coordonnées de H, projeté orthogonal de B(2 ; 0; 7) sur (d).</text:p>
      <text:p text:style-name="P2"/>
      <text:p text:style-name="Standard"><text:span text:style-name="T4">Applications :<text:tab/>Démontrer que la distance d'un point </text:span><text:span text:style-name="T4"><draw:frame draw:style-name="fr1" draw:name="Objet46" text:anchor-type="as-char" svg:width="2.544cm" svg:height="0.533cm" draw:z-index="71"><draw:object xlink:href="./Object 46" xlink:type="simple" xlink:show="embed" xlink:actuate="onLoad"/><draw:image xlink:href="./ObjectReplacements/Object 46" xlink:type="simple" xlink:show="embed" xlink:actuate="onLoad"/></draw:frame></text:span><text:span text:style-name="T4">à un plan P d'équation <text:tab/></text:span><text:soft-page-break/><text:span text:style-name="T4"><text:tab/><text:tab/>cartésienne</text:span><text:span text:style-name="T4"><draw:frame draw:style-name="fr1" draw:name="Objet47" text:anchor-type="as-char" svg:width="3.353cm" svg:height="0.469cm" draw:z-index="41"><draw:object xlink:href="./Object 47" xlink:type="simple" xlink:show="embed" xlink:actuate="onLoad"/><draw:image xlink:href="./ObjectReplacements/Object 47" xlink:type="simple" xlink:show="embed" xlink:actuate="onLoad"/></draw:frame></text:span><text:span text:style-name="T4">est donnée par </text:span><text:span text:style-name="T4"><draw:frame draw:style-name="fr1" draw:name="Objet48" text:anchor-type="as-char" svg:width="3.575cm" svg:height="1.164cm" draw:z-index="42"><draw:object xlink:href="./Object 48" xlink:type="simple" xlink:show="embed" xlink:actuate="onLoad"/><draw:image xlink:href="./ObjectReplacements/Object 48" xlink:type="simple" xlink:show="embed" xlink:actuate="onLoad"/></draw:frame></text:span></text:p>
      <text:p text:style-name="P2"/>
      <text:p text:style-name="P2">Applications :</text:p>
      <text:p text:style-name="P2">1. Étudier l'intersection des plans P et P' d'équations cartésiennes respectives 2x-y+z+2=0 et -x+y+2z+6=0.</text:p>
      <text:p text:style-name="P2"/>
      <text:p text:style-name="Standard"><text:span text:style-name="T4">2. Une libellule vole en ligne droite. Dans un repère orthonormé d'unité 1cm, sa trajectoire peut être modélisée par la droite d de représentation paramétrique </text:span><text:span text:style-name="T4"><draw:frame draw:style-name="fr1" draw:name="Objet44" text:anchor-type="as-char" svg:width="2.265cm" svg:height="1.67cm" draw:z-index="72"><draw:object xlink:href="./Object 44" xlink:type="simple" xlink:show="embed" xlink:actuate="onLoad"/><draw:image xlink:href="./ObjectReplacements/Object 44" xlink:type="simple" xlink:show="embed" xlink:actuate="onLoad"/></draw:frame></text:span><text:span text:style-name="T4">où </text:span><text:span text:style-name="T4"><draw:frame draw:style-name="fr1" draw:name="Objet45" text:anchor-type="as-char" svg:width="0.995cm" svg:height="0.469cm" draw:z-index="73"><draw:object xlink:href="./Object 45" xlink:type="simple" xlink:show="embed" xlink:actuate="onLoad"/><draw:image xlink:href="./ObjectReplacements/Object 45" xlink:type="simple" xlink:show="embed" xlink:actuate="onLoad"/></draw:frame></text:span></text:p>
      <text:p text:style-name="P2">Un caméléon, qui peut étirer sa langue jusqu'à 40 cm se trouve au point C(26 ; -17 ; 32).</text:p>
      <text:p text:style-name="P2">Attrapera-t-il la libellule ?</text:p>
      <text:p text:style-name="P2"><text:tab/></text:p>
      <text:p text:style-name="P2">3. Un vaisseau a deux ailes portées par des plans parallèles. Dans un repère orthonormé d'unité <text:tab/>1 cm, ces deux plans ont pour équations cartésiennes respectives 2x-3y+z+1=0 et -4x+6y-<text:tab/>2z-58=0.</text:p>
      <text:p text:style-name="P2">La cabine de pilotage est une sphère qui se situe entre les deux plans, au centre, et dont le diamètre est égal au tiers de la distance entre les deux plans. Quel est son volume ?</text:p>
      <text:p text:style-name="P2"/>
      <text:p text:style-name="P2"/>
      <text:p text:style-name="P2"/>
      <text:p text:style-name="P2"/>
      <text:p text:style-name="P2"/>
      <text:p text:style-name="P2"/>
      <text:p text:style-name="P2"><text:tab/><text:span text:style-name="T3">DÉVELOPPEMENTS</text:span></text:p>
      <text:p text:style-name="P3">I.</text:p>
      <text:p text:style-name="P2">Exercice :<text:tab/>La droite passant par B(-4 ; 0 ; 3) et de vecteur directeur <draw:frame draw:style-name="fr1" draw:name="Objet105" text:anchor-type="as-char" svg:width="1.395cm" svg:height="1.67cm" draw:z-index="74"><draw:object xlink:href="./Object 105" xlink:type="simple" xlink:show="embed" xlink:actuate="onLoad"/><draw:image xlink:href="./ObjectReplacements/Object 105" xlink:type="simple" xlink:show="embed" xlink:actuate="onLoad"/><svg:desc>formule</svg:desc></draw:frame>a comme <text:tab/><text:tab/><text:tab/>représentation paramétrique <draw:frame draw:style-name="fr1" draw:name="Objet106" text:anchor-type="as-char" svg:width="3.313cm" svg:height="1.663cm" draw:z-index="76"><draw:object xlink:href="./Object 106" xlink:type="simple" xlink:show="embed" xlink:actuate="onLoad"/><draw:image xlink:href="./ObjectReplacements/Object 106" xlink:type="simple" xlink:show="embed" xlink:actuate="onLoad"/></draw:frame></text:p>
      <text:p text:style-name="P2">En effet, c'est l'ensemble des points M(x;y;z) tels que <draw:frame draw:style-name="fr1" draw:name="Objet107" text:anchor-type="as-char" svg:width="3.016cm" svg:height="0.52cm" draw:z-index="77"><draw:object xlink:href="./Object 107" xlink:type="simple" xlink:show="embed" xlink:actuate="onLoad"/><draw:image xlink:href="./ObjectReplacements/Object 107" xlink:type="simple" xlink:show="embed" xlink:actuate="onLoad"/></draw:frame></text:p>
      <text:p text:style-name="P2"><draw:frame draw:style-name="fr1" draw:name="Objet108" text:anchor-type="as-char" svg:width="4.244cm" svg:height="1.663cm" draw:z-index="78"><draw:object xlink:href="./Object 108" xlink:type="simple" xlink:show="embed" xlink:actuate="onLoad"/><draw:image xlink:href="./ObjectReplacements/Object 108" xlink:type="simple" xlink:show="embed" xlink:actuate="onLoad"/></draw:frame></text:p>
      <text:p text:style-name="Standard">Exercice :<text:tab/>Le point C(-14 ; -4 ; 17) appartient-il à (d') ?</text:p>
      <text:p text:style-name="P2"><text:tab/><text:tab/>Qu'en est-il du point D(11 ; 6 ; -20) ?</text:p>
      <text:p text:style-name="P2">On cherche <draw:frame draw:style-name="fr1" draw:name="Objet109" text:anchor-type="as-char" svg:width="3.799cm" svg:height="1.663cm" draw:z-index="79"><draw:object xlink:href="./Object 109" xlink:type="simple" xlink:show="embed" xlink:actuate="onLoad"/><draw:image xlink:href="./ObjectReplacements/Object 109" xlink:type="simple" xlink:show="embed" xlink:actuate="onLoad"/></draw:frame>t=-2 vérifie le système donc C appartient à (d').</text:p>
      <text:p text:style-name="P2">Pour D, aucun t ne vérifie les trois équations donc D n'appartient à (d').</text:p>
      <text:p text:style-name="P2"/>
      <text:p text:style-name="P3">II.</text:p>
      <text:p text:style-name="Standard"><text:span text:style-name="T4">Une représentation paramétrique du plan est alors donnée par le système </text:span><text:span text:style-name="T4"><draw:frame draw:style-name="fr1" draw:name="Objet49" text:anchor-type="as-char" svg:width="3.281cm" svg:height="1.879cm" draw:z-index="80"><draw:object xlink:href="./Object 49" xlink:type="simple" xlink:show="embed" xlink:actuate="onLoad"/><draw:image xlink:href="./ObjectReplacements/Object 49" xlink:type="simple" xlink:show="embed" xlink:actuate="onLoad"/><svg:desc>formule</svg:desc></draw:frame></text:span></text:p>
      <text:p text:style-name="Standard"><text:span text:style-name="T4">On peut partir de ce système, supposer </text:span><text:span text:style-name="T4"><draw:frame draw:style-name="fr1" draw:name="Objet50" text:anchor-type="as-char" svg:width="2.371cm" svg:height="0.467cm" draw:z-index="81"><draw:object xlink:href="./Object 50" xlink:type="simple" xlink:show="embed" xlink:actuate="onLoad"/><draw:image xlink:href="./ObjectReplacements/Object 50" xlink:type="simple" xlink:show="embed" xlink:actuate="onLoad"/></draw:frame></text:span><text:span text:style-name="T4">car </text:span><text:span text:style-name="T4"><draw:frame draw:style-name="fr1" draw:name="Objet53" text:anchor-type="as-char" svg:width="2.013cm" svg:height="0.467cm" draw:z-index="82"><draw:object xlink:href="./Object 53" xlink:type="simple" xlink:show="embed" xlink:actuate="onLoad"/><draw:image xlink:href="./ObjectReplacements/Object 53" xlink:type="simple" xlink:show="embed" xlink:actuate="onLoad"/></draw:frame></text:span><text:span text:style-name="T4">et </text:span><text:span text:style-name="T4"><draw:frame draw:style-name="fr1" draw:name="Objet54" text:anchor-type="as-char" svg:width="1.095cm" svg:height="0.467cm" draw:z-index="83"><draw:object xlink:href="./Object 54" xlink:type="simple" xlink:show="embed" xlink:actuate="onLoad"/><draw:image xlink:href="./ObjectReplacements/Object 54" xlink:type="simple" xlink:show="embed" xlink:actuate="onLoad"/></draw:frame></text:span><text:span text:style-name="T4">sont non colinéaires. Donc </text:span><text:span text:style-name="T4"><draw:frame draw:style-name="fr1" draw:name="Objet110" text:anchor-type="as-char" svg:width="1.095cm" svg:height="0.467cm" draw:z-index="84"><draw:object xlink:href="./Object 110" xlink:type="simple" xlink:show="embed" xlink:actuate="onLoad"/><draw:image xlink:href="./ObjectReplacements/Object 110" xlink:type="simple" xlink:show="embed" xlink:actuate="onLoad"/><svg:desc>formule</svg:desc></draw:frame></text:span><text:span text:style-name="T4">ne peuvent pas avoir la même coordonnée nulle.</text:span></text:p>
      <text:p text:style-name="Standard"><text:soft-page-break/><text:span text:style-name="T4">On a alors </text:span><text:span text:style-name="T4"><draw:frame draw:style-name="fr1" draw:name="Objet51" text:anchor-type="as-char" svg:width="2.859cm" svg:height="1.064cm" draw:z-index="85"><draw:object xlink:href="./Object 51" xlink:type="simple" xlink:show="embed" xlink:actuate="onLoad"/><draw:image xlink:href="./ObjectReplacements/Object 51" xlink:type="simple" xlink:show="embed" xlink:actuate="onLoad"/></draw:frame></text:span><text:span text:style-name="T4">et </text:span><text:span text:style-name="T4"><draw:frame draw:style-name="fr1" draw:name="Objet52" text:anchor-type="as-char" svg:width="2.665cm" svg:height="1.064cm" draw:z-index="86"><draw:object xlink:href="./Object 52" xlink:type="simple" xlink:show="embed" xlink:actuate="onLoad"/><draw:image xlink:href="./ObjectReplacements/Object 52" xlink:type="simple" xlink:show="embed" xlink:actuate="onLoad"/></draw:frame></text:span><text:span text:style-name="T4">En remplaçant t par son expression dans la 2e équation, on en déduit une valeur de t'.</text:span></text:p>
      <text:p text:style-name="P2">En remplaçant t' dans l'équation de t on en déduit une valeur de t.</text:p>
      <text:p text:style-name="P2">On remplace t et t' par leurs valeurs dans l'équation de z et on en déduit une équation de la forme Ax+By+Cz+D=0.</text:p>
      <text:p text:style-name="P3"/>
      <text:p text:style-name="P2">Propriété : <text:tab/></text:p>
      <text:p text:style-name="Standard"><text:span text:style-name="T4"><text:tab/><text:tab/>Soit M un point du plan et B tel que </text:span><text:span text:style-name="T4"><draw:frame draw:style-name="fr1" draw:name="Objet62" text:anchor-type="as-char" svg:width="1.385cm" svg:height="0.527cm" draw:z-index="87"><draw:object xlink:href="./Object 59" xlink:type="simple" xlink:show="embed" xlink:actuate="onLoad"/><draw:image xlink:href="./ObjectReplacements/Object 59" xlink:type="simple" xlink:show="embed" xlink:actuate="onLoad"/><svg:desc>formule</svg:desc></draw:frame></text:span><text:span text:style-name="T4">. En notant H le projeté orthogonal de <text:tab/><text:tab/>M sur (AB), on a </text:span><text:span text:style-name="T4"><draw:frame draw:style-name="fr1" draw:name="Objet63" text:anchor-type="as-char" svg:width="15.441cm" svg:height="2.087cm" draw:z-index="88"><draw:object xlink:href="./Object 60" xlink:type="simple" xlink:show="embed" xlink:actuate="onLoad"/><draw:image xlink:href="./ObjectReplacements/Object 60" xlink:type="simple" xlink:show="embed" xlink:actuate="onLoad"/><svg:desc>formule</svg:desc></draw:frame></text:span></text:p>
      <text:p text:style-name="P2">Est-ce que la définition d'un vecteur normal ne suffit pas pour démontrer ça ?</text:p>
      <text:p text:style-name="P2"/>
      <text:p text:style-name="P2">Propriété : </text:p>
      <text:p text:style-name="Standard"><text:span text:style-name="T4">Soit P le plan passant par </text:span><text:span text:style-name="T4"><draw:frame draw:style-name="fr1" draw:name="Objet102" text:anchor-type="as-char" svg:width="2.542cm" svg:height="0.531cm" draw:z-index="89"><draw:object xlink:href="./Object 103" xlink:type="simple" xlink:show="embed" xlink:actuate="onLoad"/><draw:image xlink:href="./ObjectReplacements/Object 103" xlink:type="simple" xlink:show="embed" xlink:actuate="onLoad"/><svg:desc>formule</svg:desc></draw:frame></text:span><text:span text:style-name="T4">de vecteur normal </text:span><text:span text:style-name="T4"><draw:frame draw:style-name="fr1" draw:name="Objet103" text:anchor-type="as-char" svg:width="1.109cm" svg:height="1.67cm" draw:z-index="90"><draw:object xlink:href="./Object 104" xlink:type="simple" xlink:show="embed" xlink:actuate="onLoad"/><draw:image xlink:href="./ObjectReplacements/Object 104" xlink:type="simple" xlink:show="embed" xlink:actuate="onLoad"/><svg:desc>formule</svg:desc></draw:frame></text:span></text:p>
      <text:p text:style-name="P2"><text:tab/><draw:frame draw:style-name="fr1" draw:name="Objet104" text:anchor-type="as-char" svg:width="11.284cm" svg:height="1.141cm" draw:z-index="91"><draw:object xlink:href="./Object 102" xlink:type="simple" xlink:show="embed" xlink:actuate="onLoad"/><draw:image xlink:href="./ObjectReplacements/Object 102" xlink:type="simple" xlink:show="embed" xlink:actuate="onLoad"/><svg:desc>formule</svg:desc></draw:frame></text:p>
      <text:p text:style-name="P2"/>
      <text:p text:style-name="P2"/>
      <text:p text:style-name="P3">III.1</text:p>
      <text:p text:style-name="P2">Propriété :</text:p>
      <text:p text:style-name="P2">Démo : Elles sont soit coplanaires, soit non.</text:p>
      <text:p text:style-name="P2"><text:tab/>Si elle<text:span text:style-name="T7">s</text:span> le sont, elles sont soit parallèles soit sécantes (position relative de deux droites dans <text:tab/>le plan)</text:p>
      <text:p text:style-name="P2"><text:tab/>Sinon, elles n'ont aucun point commun...</text:p>
      <text:p text:style-name="Standard"><text:span text:style-name="T4"><text:tab/>En effet : si A était un point commun aux deux droites de vecteurs directeurs </text:span><text:span text:style-name="T4"><draw:frame draw:style-name="fr1" draw:name="Objet55" text:anchor-type="as-char" svg:width="1.095cm" svg:height="0.467cm" draw:z-index="17"><draw:object xlink:href="./Object 55" xlink:type="simple" xlink:show="embed" xlink:actuate="onLoad"/><draw:image xlink:href="./ObjectReplacements/Object 55" xlink:type="simple" xlink:show="embed" xlink:actuate="onLoad"/></draw:frame></text:span><text:span text:style-name="T4">alors<text:tab/> </text:span><text:span text:style-name="T4"><draw:frame draw:style-name="fr1" draw:name="Objet56" text:anchor-type="as-char" svg:width="1.746cm" svg:height="0.485cm" draw:z-index="64"><draw:object xlink:href="./Object 56" xlink:type="simple" xlink:show="embed" xlink:actuate="onLoad"/><draw:image xlink:href="./ObjectReplacements/Object 56" xlink:type="simple" xlink:show="embed" xlink:actuate="onLoad"/></draw:frame></text:span><text:span text:style-name="T4">définirait un plan</text:span></text:p>
      <text:p text:style-name="P2"><text:tab/>... et ne sont pas parallèles</text:p>
      <text:p text:style-name="Standard"><text:span text:style-name="T4"><text:tab/>En effet si les deux droites étaient de vecteur directeur </text:span><text:span text:style-name="T4"><draw:frame draw:style-name="fr1" draw:name="Objet57" text:anchor-type="as-char" svg:width="0.436cm" svg:height="0.469cm" draw:z-index="68"><draw:object xlink:href="./Object 57" xlink:type="simple" xlink:show="embed" xlink:actuate="onLoad"/><draw:image xlink:href="./ObjectReplacements/Object 57" xlink:type="simple" xlink:show="embed" xlink:actuate="onLoad"/></draw:frame></text:span><text:span text:style-name="T4">passant par A pour l'une et B <text:tab/>pour l'autre, alors elles seraient dans le plan défini par </text:span><text:span text:style-name="T4"><draw:frame draw:style-name="fr1" draw:name="Objet58" text:anchor-type="as-char" svg:width="2.106cm" svg:height="0.543cm" draw:z-index="75"><draw:object xlink:href="./Object 58" xlink:type="simple" xlink:show="embed" xlink:actuate="onLoad"/><draw:image xlink:href="./ObjectReplacements/Object 58" xlink:type="simple" xlink:show="embed" xlink:actuate="onLoad"/></draw:frame></text:span></text:p>
      <text:p text:style-name="P2"/>
      <text:p text:style-name="P3">III.2</text:p>
      <text:p text:style-name="P2"/>
      <text:p text:style-name="P2">Propriété :<text:tab/></text:p>
      <text:p text:style-name="Standard"><text:span text:style-name="T4">Démo<text:tab/><text:tab/>Résoudre </text:span><text:span text:style-name="T4"><draw:frame draw:style-name="fr1" draw:name="Objet65" text:anchor-type="as-char" svg:width="3.874cm" svg:height="2.434cm" draw:z-index="92"><draw:object xlink:href="./Object 65" xlink:type="simple" xlink:show="embed" xlink:actuate="onLoad"/><draw:image xlink:href="./ObjectReplacements/Object 65" xlink:type="simple" xlink:show="embed" xlink:actuate="onLoad"/></draw:frame></text:span><text:span text:style-name="T4">d'inconnues x, y, z, t.</text:span></text:p>
      <text:p text:style-name="P2"><text:tab/>Soit on trouve t grâce à la dernière équation, on remplace, on a une seule solution pour <text:tab/>(x,y,z).</text:p>
      <text:p text:style-name="P2"><text:tab/>Soit on ne trouve pas t car aucun t ne convient et la droite et le plan sont strictement <text:tab/>parallèles.</text:p>
      <text:p text:style-name="P2"><text:tab/>Soit on ne trouve pas t car tous les t conviennent et la droite est incluse dans le plan.</text:p>
      <text:p text:style-name="Standard"><text:span text:style-name="T4"><text:tab/>Il ne peut pas y avoir d'autres cas car la dernière équation est une équation de dégré 1 en t et <text:tab/>possède donc 0 solution ou 1 solution ou tout</text:span><text:span text:style-name="T4"><draw:frame draw:style-name="fr1" draw:name="Objet66" text:anchor-type="as-char" svg:width="0.526cm" svg:height="0.423cm" draw:z-index="93"><draw:object xlink:href="./Object 66" xlink:type="simple" xlink:show="embed" xlink:actuate="onLoad"/><draw:image xlink:href="./ObjectReplacements/Object 66" xlink:type="simple" xlink:show="embed" xlink:actuate="onLoad"/></draw:frame></text:span><text:span text:style-name="T4">comme solution</text:span></text:p>
      <text:p text:style-name="P2"><text:soft-page-break/></text:p>
      <text:p text:style-name="P2">Démontrer distance</text:p>
      <text:p text:style-name="P2"><text:tab/>Soit H(x,y,z) le projeté orthogonal de A sur P. On cherche AH.</text:p>
      <text:p text:style-name="Standard"><text:span text:style-name="T4"><text:tab/></text:span><text:span text:style-name="T4"><draw:frame draw:style-name="fr1" draw:name="Objet70" text:anchor-type="as-char" svg:width="1.109cm" svg:height="1.67cm" draw:z-index="18"><draw:object xlink:href="./Object 70" xlink:type="simple" xlink:show="embed" xlink:actuate="onLoad"/><draw:image xlink:href="./ObjectReplacements/Object 70" xlink:type="simple" xlink:show="embed" xlink:actuate="onLoad"/></draw:frame></text:span><text:span text:style-name="T4">est un vecteur normal au plan, donc un vecteur directeur de (AH) donc il existe<text:tab/><text:tab/> </text:span><text:span text:style-name="T4"><draw:frame draw:style-name="fr1" draw:name="Objet71" text:anchor-type="as-char" svg:width="0.995cm" svg:height="0.469cm" draw:z-index="23"><draw:object xlink:href="./Object 71" xlink:type="simple" xlink:show="embed" xlink:actuate="onLoad"/><draw:image xlink:href="./ObjectReplacements/Object 71" xlink:type="simple" xlink:show="embed" xlink:actuate="onLoad"/></draw:frame></text:span><text:span text:style-name="T4">tel que </text:span><text:span text:style-name="T4"><draw:frame draw:style-name="fr1" draw:name="Objet72" text:anchor-type="as-char" svg:width="2.932cm" svg:height="2.434cm" draw:z-index="24"><draw:object xlink:href="./Object 72" xlink:type="simple" xlink:show="embed" xlink:actuate="onLoad"/><draw:image xlink:href="./ObjectReplacements/Object 72" xlink:type="simple" xlink:show="embed" xlink:actuate="onLoad"/></draw:frame></text:span></text:p>
      <text:p text:style-name="Standard"><text:span text:style-name="T4"><text:tab/>On déduit de la dernière équation que </text:span><text:span text:style-name="T4"><draw:frame draw:style-name="fr1" draw:name="Objet73" text:anchor-type="as-char" svg:width="7.197cm" svg:height="0.533cm" draw:z-index="27"><draw:object xlink:href="./Object 73" xlink:type="simple" xlink:show="embed" xlink:actuate="onLoad"/><draw:image xlink:href="./ObjectReplacements/Object 73" xlink:type="simple" xlink:show="embed" xlink:actuate="onLoad"/></draw:frame></text:span></text:p>
      <text:p text:style-name="Standard"><text:span text:style-name="T4"><text:tab/>Donc que </text:span><text:span text:style-name="T4"><draw:frame draw:style-name="fr1" draw:name="Objet74" text:anchor-type="as-char" svg:width="4.21cm" svg:height="1.124cm" draw:z-index="31"><draw:object xlink:href="./Object 74" xlink:type="simple" xlink:show="embed" xlink:actuate="onLoad"/><draw:image xlink:href="./ObjectReplacements/Object 74" xlink:type="simple" xlink:show="embed" xlink:actuate="onLoad"/></draw:frame></text:span></text:p>
      <text:p text:style-name="P2"><text:tab/>Les trois premières équations deviennent donc</text:p>
      <text:p text:style-name="P4"><draw:frame draw:style-name="fr1" draw:name="Objet75" text:anchor-type="as-char" svg:width="5.256cm" svg:height="3.826cm" draw:z-index="38"><draw:object xlink:href="./Object 75" xlink:type="simple" xlink:show="embed" xlink:actuate="onLoad"/><draw:image xlink:href="./ObjectReplacements/Object 75" xlink:type="simple" xlink:show="embed" xlink:actuate="onLoad"/></draw:frame></text:p>
      <text:p text:style-name="P2"><text:tab/>Et on a</text:p>
      <text:p text:style-name="P5"><text:span text:style-name="T4"><text:tab/></text:span><text:span text:style-name="T4"><draw:frame draw:style-name="fr1" draw:name="Objet76" text:anchor-type="as-char" svg:width="14.069cm" svg:height="4.634cm" draw:z-index="50"><draw:object xlink:href="./Object 76" xlink:type="simple" xlink:show="embed" xlink:actuate="onLoad"/><draw:image xlink:href="./ObjectReplacements/Object 76" xlink:type="simple" xlink:show="embed" xlink:actuate="onLoad"/></draw:frame></text:span></text:p>
      <text:p text:style-name="P6"/>
      <text:p text:style-name="P6">Applications</text:p>
      <text:p text:style-name="P2">1. <draw:frame draw:style-name="fr1" draw:name="Objet77" text:anchor-type="as-char" svg:width="14.649cm" svg:height="1.706cm" draw:z-index="56"><draw:object xlink:href="./Object 77" xlink:type="simple" xlink:show="embed" xlink:actuate="onLoad"/><draw:image xlink:href="./ObjectReplacements/Object 77" xlink:type="simple" xlink:show="embed" xlink:actuate="onLoad"/></draw:frame></text:p>
      <text:p text:style-name="P6"><text:tab/>l'intersection des plans est donc la droite passant par le point de coordonnées (-8;-14;0) et de <text:tab/>vecteur directeur (-3;-5;1)</text:p>
      <text:p text:style-name="P2">2. Soit H le projeté orthogonal de C sur la droite de la libellule.</text:p>
      <text:p text:style-name="P6"><text:s text:c="3"/>Soit P le plan orthogonal à la droite passant par C.</text:p>
      <text:p text:style-name="P7"><text:span text:style-name="T4"><text:s text:c="3"/>Alors </text:span><text:span text:style-name="T4"><draw:frame draw:style-name="fr1" draw:name="Objet80" text:anchor-type="as-char" svg:width="1.141cm" svg:height="1.67cm" draw:z-index="58"><draw:object xlink:href="./Object 80" xlink:type="simple" xlink:show="embed" xlink:actuate="onLoad"/><draw:image xlink:href="./ObjectReplacements/Object 80" xlink:type="simple" xlink:show="embed" xlink:actuate="onLoad"/></draw:frame></text:span><text:span text:style-name="T4">est normal à P et il a pour équation cartésienne 2x-y+3z+d=0.</text:span></text:p>
      <text:p text:style-name="P7"><text:span text:style-name="T4"><text:tab/></text:span><text:span text:style-name="T4"><draw:frame draw:style-name="fr1" draw:name="Objet81" text:anchor-type="as-char" svg:width="8.504cm" svg:height="0.485cm" draw:z-index="59"><draw:object xlink:href="./Object 81" xlink:type="simple" xlink:show="embed" xlink:actuate="onLoad"/><draw:image xlink:href="./ObjectReplacements/Object 81" xlink:type="simple" xlink:show="embed" xlink:actuate="onLoad"/></draw:frame></text:span></text:p>
      <text:p text:style-name="P7"><text:span text:style-name="T4"><text:tab/>L'équation de P est donc </text:span><text:span text:style-name="T4"><draw:frame draw:style-name="fr1" draw:name="Objet82" text:anchor-type="as-char" svg:width="3.554cm" svg:height="0.469cm" draw:z-index="60"><draw:object xlink:href="./Object 82" xlink:type="simple" xlink:show="embed" xlink:actuate="onLoad"/><draw:image xlink:href="./ObjectReplacements/Object 82" xlink:type="simple" xlink:show="embed" xlink:actuate="onLoad"/></draw:frame></text:span></text:p>
      <text:p text:style-name="P7"><text:soft-page-break/><text:span text:style-name="T4"><text:tab/></text:span><text:span text:style-name="T4"><draw:frame draw:style-name="fr1" draw:name="Objet83" text:anchor-type="as-char" svg:width="7.645cm" svg:height="2.226cm" draw:z-index="51"><draw:object xlink:href="./Object 83" xlink:type="simple" xlink:show="embed" xlink:actuate="onLoad"/><draw:image xlink:href="./ObjectReplacements/Object 83" xlink:type="simple" xlink:show="embed" xlink:actuate="onLoad"/></draw:frame></text:span></text:p>
      <text:p text:style-name="P7"><text:span text:style-name="T4"><text:tab/>La dernière équation <text:s/>donne </text:span><text:span text:style-name="T4"><draw:frame draw:style-name="fr1" draw:name="Objet84" text:anchor-type="as-char" svg:width="7.235cm" svg:height="1cm" draw:z-index="19"><draw:object xlink:href="./Object 84" xlink:type="simple" xlink:show="embed" xlink:actuate="onLoad"/><draw:image xlink:href="./ObjectReplacements/Object 84" xlink:type="simple" xlink:show="embed" xlink:actuate="onLoad"/></draw:frame></text:span></text:p>
      <text:p text:style-name="P7"><text:span text:style-name="T4"><text:tab/>Donc </text:span><text:span text:style-name="T4"><draw:frame draw:style-name="fr1" draw:name="Objet85" text:anchor-type="as-char" svg:width="5.994cm" svg:height="1.099cm" draw:z-index="20"><draw:object xlink:href="./Object 85" xlink:type="simple" xlink:show="embed" xlink:actuate="onLoad"/><draw:image xlink:href="./ObjectReplacements/Object 85" xlink:type="simple" xlink:show="embed" xlink:actuate="onLoad"/></draw:frame></text:span></text:p>
      <text:p text:style-name="P7"><text:span text:style-name="T4"><text:tab/></text:span><text:span text:style-name="T4"><draw:frame draw:style-name="fr1" draw:name="Objet86" text:anchor-type="as-char" svg:width="10.929cm" svg:height="1.244cm" draw:z-index="28"><draw:object xlink:href="./Object 86" xlink:type="simple" xlink:show="embed" xlink:actuate="onLoad"/><draw:image xlink:href="./ObjectReplacements/Object 86" xlink:type="simple" xlink:show="embed" xlink:actuate="onLoad"/></draw:frame></text:span><text:span text:style-name="T4">donc la langue est largement assez grande</text:span></text:p>
      <text:p text:style-name="P6"/>
      <text:p text:style-name="P6">3. Prenons un point appartenant à un plan (le premier car son équation est plus simple).</text:p>
      <text:p text:style-name="P6"><text:s text:c="3"/>A(0,0,-1) y appartient. On peut maintenant appliquer la formule. </text:p>
      <text:p text:style-name="P7"><text:span text:style-name="T4"><draw:frame draw:style-name="fr1" draw:name="Objet87" text:anchor-type="as-char" svg:width="1.393cm" svg:height="1.67cm" draw:z-index="29"><draw:object xlink:href="./Object 87" xlink:type="simple" xlink:show="embed" xlink:actuate="onLoad"/><draw:image xlink:href="./ObjectReplacements/Object 87" xlink:type="simple" xlink:show="embed" xlink:actuate="onLoad"/></draw:frame></text:span><text:span text:style-name="T4">est normal à ce plan.</text:span></text:p>
      <text:p text:style-name="P6">Soit (d) la droite perpendiculaire à ce plan, passant par A. Une représentation de (d) est</text:p>
      <text:p text:style-name="P7"><text:span text:style-name="T4"><text:tab/><text:tab/></text:span><text:span text:style-name="T4"><draw:frame draw:style-name="fr1" draw:name="Objet88" text:anchor-type="as-char" svg:width="2.007cm" svg:height="1.67cm" draw:z-index="30"><draw:object xlink:href="./Object 88" xlink:type="simple" xlink:show="embed" xlink:actuate="onLoad"/><draw:image xlink:href="./ObjectReplacements/Object 88" xlink:type="simple" xlink:show="embed" xlink:actuate="onLoad"/></draw:frame></text:span></text:p>
      <text:p text:style-name="P7"><text:span text:style-name="T4">On cherche donc un point H(x,y,z) tel que</text:span><text:span text:style-name="T4"><draw:frame draw:style-name="fr1" draw:name="Objet89" text:anchor-type="as-char" svg:width="4.055cm" svg:height="2.226cm" draw:z-index="32"><draw:object xlink:href="./Object 89" xlink:type="simple" xlink:show="embed" xlink:actuate="onLoad"/><draw:image xlink:href="./ObjectReplacements/Object 89" xlink:type="simple" xlink:show="embed" xlink:actuate="onLoad"/></draw:frame></text:span></text:p>
      <text:p text:style-name="P7"><text:span text:style-name="T4">La dernière équation donne </text:span><text:span text:style-name="T4"><draw:frame draw:style-name="fr1" draw:name="Objet90" text:anchor-type="as-char" svg:width="7.071cm" svg:height="1cm" draw:z-index="33"><draw:object xlink:href="./Object 90" xlink:type="simple" xlink:show="embed" xlink:actuate="onLoad"/><draw:image xlink:href="./ObjectReplacements/Object 90" xlink:type="simple" xlink:show="embed" xlink:actuate="onLoad"/></draw:frame></text:span></text:p>
      <text:p text:style-name="P7"><text:span text:style-name="T4">Donc </text:span><text:span text:style-name="T4"><draw:frame draw:style-name="fr1" draw:name="Objet91" text:anchor-type="as-char" svg:width="2.686cm" svg:height="0.485cm" draw:z-index="34"><draw:object xlink:href="./Object 91" xlink:type="simple" xlink:show="embed" xlink:actuate="onLoad"/><draw:image xlink:href="./ObjectReplacements/Object 91" xlink:type="simple" xlink:show="embed" xlink:actuate="onLoad"/></draw:frame></text:span><text:span text:style-name="T4">et </text:span><text:span text:style-name="T4"><draw:frame draw:style-name="fr1" draw:name="Objet92" text:anchor-type="as-char" svg:width="5.673cm" svg:height="0.587cm" draw:z-index="35"><draw:object xlink:href="./Object 92" xlink:type="simple" xlink:show="embed" xlink:actuate="onLoad"/><draw:image xlink:href="./ObjectReplacements/Object 92" xlink:type="simple" xlink:show="embed" xlink:actuate="onLoad"/></draw:frame></text:span></text:p>
      <text:p text:style-name="P6"/>
      <text:p text:style-name="P7"><text:span text:style-name="T4">Soit r le rayon de la sphère.<text:tab/></text:span><text:span text:style-name="T4"><draw:frame draw:style-name="fr1" draw:name="Objet93" text:anchor-type="as-char" svg:width="2.632cm" svg:height="1.035cm" draw:z-index="36"><draw:object xlink:href="./Object 93" xlink:type="simple" xlink:show="embed" xlink:actuate="onLoad"/><draw:image xlink:href="./ObjectReplacements/Object 93" xlink:type="simple" xlink:show="embed" xlink:actuate="onLoad"/></draw:frame></text:span><text:span text:style-name="T4">Et </text:span><text:span text:style-name="T4"><draw:frame draw:style-name="fr1" draw:name="Objet94" text:anchor-type="as-char" svg:width="7.602cm" svg:height="1.184cm" draw:z-index="37"><draw:object xlink:href="./Object 94" xlink:type="simple" xlink:show="embed" xlink:actuate="onLoad"/><draw:image xlink:href="./ObjectReplacements/Object 94" xlink:type="simple" xlink:show="embed" xlink:actuate="onLoad"/></draw:frame></text:span></text:p>
      <text:p text:style-name="P6"/>
      <text:p text:style-name="P6"/>
      <text:p text:style-name="P6">Notes :</text:p>
      <text:p text:style-name="P6">Je pense proposer quelque chose de très très classique ici. Je n'ai pas d'application intéressante : c'est juste des applications directes des formules.</text:p>
      <text:p text:style-name="P6">Qu'ajouter pour rendre la leçon un peu plus intéressante ?</text:p>
      <text:p text:style-name="P6"/>
      <text:p text:style-name="P6">Confiance : 2/3 car je maîtrise le sujet et le plan est facile mais je suis bêtement le manuel. Mes applications ne sont vraiment pas extraordinair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7H56M4S</meta:editing-duration>
    <meta:editing-cycles>96</meta:editing-cycles>
    <meta:generator>LibreOffice/24.8.3.2$Windows_X86_64 LibreOffice_project/48a6bac9e7e268aeb4c3483fcf825c94556d9f92</meta:generator>
    <dc:date>2024-12-14T22:47:00.969000000</dc:date>
    <meta:document-statistic meta:table-count="0" meta:image-count="0" meta:object-count="94" meta:page-count="8" meta:paragraph-count="169" meta:word-count="2078" meta:character-count="12134" meta:non-whitespace-character-count="9928"/>
    <meta:user-defined meta:name="Info 1"/>
    <meta:user-defined meta:name="Info 2"/>
    <meta:user-defined meta:name="Info 3"/>
    <meta:user-defined meta:name="Info 4"/>
  </office:meta>
</office:document-meta>
</file>

<file path=Object 1/content.xml><?xml version="1.0" encoding="utf-8"?>
<math xmlns="http://www.w3.org/1998/Math/MathML">
  <semantics>
    <mrow>
      <mrow>
        <mover accent="true">
          <mi>u</mi>
          <mo stretchy="false">⃗</mo>
        </mover>
        <mo stretchy="false">≠</mo>
        <mover accent="true">
          <mn>0</mn>
          <mo stretchy="false">⃗</mo>
        </mover>
      </mrow>
    </mrow>
    <annotation encoding="StarMath 5.0">vec u &lt;&gt; vec 0</annotation>
  </semantics>
</math>
</file>

<file path=Object 10/content.xml><?xml version="1.0" encoding="utf-8"?>
<math xmlns="http://www.w3.org/1998/Math/MathML">
  <semantics>
    <mrow>
      <mover accent="true">
        <mi>u</mi>
        <mo stretchy="false">⃗</mo>
      </mover>
    </mrow>
    <annotation encoding="StarMath 5.0">vec u</annotation>
  </semantics>
</math>
</file>

<file path=Object 102/content.xml><?xml version="1.0" encoding="utf-8"?>
<math xmlns="http://www.w3.org/1998/Math/MathML">
  <semantics>
    <mtable>
      <mtr>
        <mtd>
          <mrow>
            <mi>M</mi>
            <mrow>
              <mrow>
                <mo stretchy="false">(</mo>
                <mrow>
                  <mi>x</mi>
                  <mi>,</mi>
                  <mi>y</mi>
                  <mi>,</mi>
                  <mi>z</mi>
                </mrow>
                <mo stretchy="false">)</mo>
              </mrow>
              <mo stretchy="false">∈</mo>
              <mi>P</mi>
            </mrow>
            <mo stretchy="false">⇔</mo>
            <mrow>
              <mrow>
                <mover accent="true">
                  <mi>n</mi>
                  <mo stretchy="false">⃗</mo>
                </mover>
                <mo stretchy="false">⋅</mo>
                <mover accent="true">
                  <mi mathvariant="italic">AM</mi>
                  <mo stretchy="false">⃗</mo>
                </mover>
              </mrow>
              <mo stretchy="false">=</mo>
              <mn>0</mn>
            </mrow>
            <mo stretchy="false">⇔</mo>
            <mi>a</mi>
            <mrow>
              <mrow>
                <mo stretchy="false">(</mo>
                <mrow>
                  <mrow>
                    <mi>x</mi>
                    <mo stretchy="false">−</mo>
                    <msub>
                      <mi>x</mi>
                      <mi>A</mi>
                    </msub>
                  </mrow>
                </mrow>
                <mo stretchy="false">)</mo>
              </mrow>
              <mo stretchy="false">+</mo>
              <mi>b</mi>
            </mrow>
            <mrow>
              <mrow>
                <mo stretchy="false">(</mo>
                <mrow>
                  <mrow>
                    <mi>y</mi>
                    <mo stretchy="false">−</mo>
                    <msub>
                      <mi>y</mi>
                      <mi>A</mi>
                    </msub>
                  </mrow>
                </mrow>
                <mo stretchy="false">)</mo>
              </mrow>
              <mo stretchy="false">+</mo>
              <mi>c</mi>
            </mrow>
            <mrow>
              <mrow>
                <mo stretchy="false">(</mo>
                <mrow>
                  <mrow>
                    <mi>z</mi>
                    <mo stretchy="false">−</mo>
                    <msub>
                      <mi>z</mi>
                      <mi>A</mi>
                    </msub>
                  </mrow>
                </mrow>
                <mo stretchy="false">)</mo>
              </mrow>
              <mo stretchy="false">=</mo>
              <mn>0</mn>
            </mrow>
          </mrow>
        </mtd>
      </mtr>
      <mtr>
        <mtd>
          <mrow>
            <mo stretchy="false">⇔</mo>
            <mrow>
              <mrow>
                <mrow>
                  <mrow>
                    <mi mathvariant="italic">ax</mi>
                    <mo stretchy="false">+</mo>
                    <mi mathvariant="italic">by</mi>
                  </mrow>
                  <mo stretchy="false">+</mo>
                  <mi mathvariant="italic">cz</mi>
                </mrow>
                <mo stretchy="false">+</mo>
                <mrow>
                  <mo stretchy="false">(</mo>
                  <mrow>
                    <mrow>
                      <mrow>
                        <mrow>
                          <mo stretchy="false">−</mo>
                          <msub>
                            <mi mathvariant="italic">ax</mi>
                            <mi>A</mi>
                          </msub>
                        </mrow>
                        <mo stretchy="false">−</mo>
                        <msub>
                          <mi mathvariant="italic">by</mi>
                          <mi>A</mi>
                        </msub>
                      </mrow>
                      <mo stretchy="false">−</mo>
                      <msub>
                        <mi mathvariant="italic">cz</mi>
                        <mi>A</mi>
                      </msub>
                    </mrow>
                  </mrow>
                  <mo stretchy="false">)</mo>
                </mrow>
              </mrow>
              <mo stretchy="false">=</mo>
              <mn>0</mn>
            </mrow>
          </mrow>
        </mtd>
      </mtr>
    </mtable>
    <annotation encoding="StarMath 5.0">M(x,y,z) in P dlrarrow vec n cdot widevec AM = 0 dlrarrow a(x-x_A)+b(y-y_A)+c(z-z_A)=0 newline dlrarrow ax+by+cz+(-ax_A-by_A-cz_A) = 0</annotation>
  </semantics>
</math>
</file>

<file path=Object 103/content.xml><?xml version="1.0" encoding="utf-8"?>
<math xmlns="http://www.w3.org/1998/Math/MathML">
  <semantics>
    <mrow>
      <mi>A</mi>
      <mrow>
        <mo stretchy="false">(</mo>
        <mrow>
          <msub>
            <mi>x</mi>
            <mi>A</mi>
          </msub>
          <mi>,</mi>
          <msub>
            <mi>y</mi>
            <mi>A</mi>
          </msub>
          <mi>,</mi>
          <msub>
            <mi>z</mi>
            <mi>A</mi>
          </msub>
        </mrow>
        <mo stretchy="false">)</mo>
      </mrow>
    </mrow>
    <annotation encoding="StarMath 5.0">A(x_A,y_A,z_A)</annotation>
  </semantics>
</math>
</file>

<file path=Object 104/content.xml><?xml version="1.0" encoding="utf-8"?>
<math xmlns="http://www.w3.org/1998/Math/MathML">
  <semantics>
    <mrow>
      <mover accent="true">
        <mi>n</mi>
        <mo stretchy="false">⃗</mo>
      </mover>
      <mfenced open="(" close=")">
        <mrow>
          <mtable>
            <mtr>
              <mtd>
                <mrow>
                  <mi>a</mi>
                </mrow>
              </mtd>
            </mtr>
            <mtr>
              <mtd>
                <mrow>
                  <mi>b</mi>
                </mrow>
              </mtd>
            </mtr>
            <mtr>
              <mtd>
                <mrow>
                  <mi>c</mi>
                </mrow>
              </mtd>
            </mtr>
          </mtable>
        </mrow>
      </mfenced>
    </mrow>
    <annotation encoding="StarMath 5.0">vec n left( matrix{a##b##c} right)</annotation>
  </semantics>
</math>
</file>

<file path=Object 105/content.xml><?xml version="1.0" encoding="utf-8"?>
<math xmlns="http://www.w3.org/1998/Math/MathML">
  <semantics>
    <mrow>
      <mover accent="true">
        <mi>v</mi>
        <mo stretchy="false">⃗</mo>
      </mover>
      <mfenced open="(" close=")">
        <mrow>
          <mtable>
            <mtr>
              <mtd>
                <mrow>
                  <mn>5</mn>
                </mrow>
              </mtd>
            </mtr>
            <mtr>
              <mtd>
                <mrow>
                  <mn>2</mn>
                </mrow>
              </mtd>
            </mtr>
            <mtr>
              <mtd>
                <mrow>
                  <mrow>
                    <mo stretchy="false">−</mo>
                    <mn>7</mn>
                  </mrow>
                </mrow>
              </mtd>
            </mtr>
          </mtable>
        </mrow>
      </mfenced>
    </mrow>
    <annotation encoding="StarMath 5.0">vec v left( matrix{5##2##-7} right)</annotation>
  </semantics>
</math>
</file>

<file path=Object 106/content.xml><?xml version="1.0" encoding="utf-8"?>
<math xmlns="http://www.w3.org/1998/Math/MathML">
  <semantics>
    <mrow>
      <mrow>
        <mo stretchy="true">{</mo>
        <mrow>
          <mtable>
            <mtr>
              <mtd>
                <mrow>
                  <mrow>
                    <mi>x</mi>
                    <mo stretchy="false">=</mo>
                    <mrow>
                      <mrow>
                        <mo stretchy="false">−</mo>
                        <mn>4</mn>
                      </mrow>
                      <mo stretchy="false">+</mo>
                      <mn>5</mn>
                    </mrow>
                  </mrow>
                  <mi>t</mi>
                </mrow>
              </mtd>
            </mtr>
            <mtr>
              <mtd>
                <mrow>
                  <mrow>
                    <mi>y</mi>
                    <mo stretchy="false">=</mo>
                    <mn>2</mn>
                  </mrow>
                  <mi>t</mi>
                </mrow>
              </mtd>
            </mtr>
            <mtr>
              <mtd>
                <mrow>
                  <mrow>
                    <mi>z</mi>
                    <mo stretchy="false">=</mo>
                    <mrow>
                      <mn>3</mn>
                      <mo stretchy="false">−</mo>
                      <mn>7</mn>
                    </mrow>
                  </mrow>
                  <mi>t</mi>
                </mrow>
              </mtd>
            </mtr>
          </mtable>
          <mi>,</mi>
          <mrow>
            <mi>t</mi>
            <mo stretchy="false">∈</mo>
            <mo stretchy="false">ℝ</mo>
          </mrow>
        </mrow>
      </mrow>
    </mrow>
    <annotation encoding="StarMath 5.0">left lbrace matrix{x=-4+5 t##y=2 t##z=3-7 t}, t in setR right none</annotation>
  </semantics>
</math>
</file>

<file path=Object 107/content.xml><?xml version="1.0" encoding="utf-8"?>
<math xmlns="http://www.w3.org/1998/Math/MathML">
  <semantics>
    <mrow>
      <mo stretchy="false">∃</mo>
      <mrow>
        <mi>t</mi>
        <mo stretchy="false">∈</mo>
        <mo stretchy="false">ℝ</mo>
      </mrow>
      <mi>,</mi>
      <mrow>
        <mover accent="true">
          <mi mathvariant="italic">BM</mi>
          <mo stretchy="false">⃗</mo>
        </mover>
        <mo stretchy="false">=</mo>
        <mi>t</mi>
      </mrow>
      <mover accent="true">
        <mi>v</mi>
        <mo stretchy="false">⃗</mo>
      </mover>
    </mrow>
    <annotation encoding="StarMath 5.0">exists t in setR, widevec BM = t vec v</annotation>
  </semantics>
</math>
</file>

<file path=Object 108/content.xml><?xml version="1.0" encoding="utf-8"?>
<math xmlns="http://www.w3.org/1998/Math/MathML">
  <semantics>
    <mrow>
      <mrow>
        <mover accent="true">
          <mi mathvariant="italic">BM</mi>
          <mo stretchy="false">⃗</mo>
        </mover>
        <mo stretchy="false">=</mo>
        <mi>t</mi>
      </mrow>
      <mover accent="true">
        <mi>v</mi>
        <mo stretchy="false">⃗</mo>
      </mover>
      <mo stretchy="false">⇔</mo>
      <mrow>
        <mo stretchy="true">{</mo>
        <mrow>
          <mtable>
            <mtr>
              <mtd>
                <mrow>
                  <mrow>
                    <mrow>
                      <mi>x</mi>
                      <mo stretchy="false">+</mo>
                      <mn>4</mn>
                    </mrow>
                    <mo stretchy="false">=</mo>
                    <mn>5</mn>
                  </mrow>
                  <mi>t</mi>
                </mrow>
              </mtd>
            </mtr>
            <mtr>
              <mtd>
                <mrow>
                  <mrow>
                    <mi>y</mi>
                    <mo stretchy="false">=</mo>
                    <mn>2</mn>
                  </mrow>
                  <mi>t</mi>
                </mrow>
              </mtd>
            </mtr>
            <mtr>
              <mtd>
                <mrow>
                  <mrow>
                    <mrow>
                      <mi>z</mi>
                      <mo stretchy="false">−</mo>
                      <mn>3</mn>
                    </mrow>
                    <mo stretchy="false">=</mo>
                    <mrow>
                      <mo stretchy="false">−</mo>
                      <mn>7</mn>
                    </mrow>
                  </mrow>
                  <mi>t</mi>
                </mrow>
              </mtd>
            </mtr>
          </mtable>
        </mrow>
      </mrow>
    </mrow>
    <annotation encoding="StarMath 5.0">widevec BM = t vec v dlrarrow left lbrace matrix{x+4=5 t##y=2 t ## z-3 = -7 t} right none</annotation>
  </semantics>
</math>
</file>

<file path=Object 109/content.xml><?xml version="1.0" encoding="utf-8"?>
<math xmlns="http://www.w3.org/1998/Math/MathML">
  <semantics>
    <mrow>
      <mrow>
        <mi>t</mi>
        <mo stretchy="false">∈</mo>
        <mo stretchy="false">ℝ</mo>
      </mrow>
      <mi>,</mi>
      <mrow>
        <mo stretchy="true">{</mo>
        <mrow>
          <mtable>
            <mtr>
              <mtd>
                <mrow>
                  <mrow>
                    <mrow>
                      <mo stretchy="false">−</mo>
                      <mn>14</mn>
                    </mrow>
                    <mo stretchy="false">=</mo>
                    <mrow>
                      <mrow>
                        <mo stretchy="false">−</mo>
                        <mn>4</mn>
                      </mrow>
                      <mo stretchy="false">+</mo>
                      <mn>5</mn>
                    </mrow>
                  </mrow>
                  <mi>t</mi>
                </mrow>
              </mtd>
            </mtr>
            <mtr>
              <mtd>
                <mrow>
                  <mrow>
                    <mrow>
                      <mo stretchy="false">−</mo>
                      <mn>4</mn>
                    </mrow>
                    <mo stretchy="false">=</mo>
                    <mn>2</mn>
                  </mrow>
                  <mi>t</mi>
                </mrow>
              </mtd>
            </mtr>
            <mtr>
              <mtd>
                <mrow>
                  <mrow>
                    <mn>17</mn>
                    <mo stretchy="false">=</mo>
                    <mrow>
                      <mn>3</mn>
                      <mo stretchy="false">−</mo>
                      <mn>7</mn>
                    </mrow>
                  </mrow>
                  <mi>t</mi>
                </mrow>
              </mtd>
            </mtr>
          </mtable>
        </mrow>
      </mrow>
    </mrow>
    <annotation encoding="StarMath 5.0">t in setR , left lbrace matrix{-14=-4+5 t##-4=2 t##17=3-7 t} right none</annotation>
  </semantics>
</math>
</file>

<file path=Object 11/content.xml><?xml version="1.0" encoding="utf-8"?>
<math xmlns="http://www.w3.org/1998/Math/MathML">
  <semantics>
    <mrow>
      <mover accent="true">
        <mi>v</mi>
        <mo stretchy="false">⃗</mo>
      </mover>
      <mfenced open="(" close=")">
        <mrow>
          <mtable>
            <mtr>
              <mtd>
                <mrow>
                  <mn>5</mn>
                </mrow>
              </mtd>
            </mtr>
            <mtr>
              <mtd>
                <mrow>
                  <mn>2</mn>
                </mrow>
              </mtd>
            </mtr>
            <mtr>
              <mtd>
                <mrow>
                  <mrow>
                    <mo stretchy="false">−</mo>
                    <mn>7</mn>
                  </mrow>
                </mrow>
              </mtd>
            </mtr>
          </mtable>
        </mrow>
      </mfenced>
    </mrow>
    <annotation encoding="StarMath 5.0">vec v left( matrix{5##2##-7} right)</annotation>
  </semantics>
</math>
</file>

<file path=Object 110/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12/content.xml><?xml version="1.0" encoding="utf-8"?>
<math xmlns="http://www.w3.org/1998/Math/MathML">
  <semantics>
    <mrow>
      <mi>P</mi>
      <mrow>
        <mrow>
          <mo stretchy="false">(</mo>
          <mrow>
            <msub>
              <mi>x</mi>
              <mi>P</mi>
            </msub>
            <mi>,</mi>
            <msub>
              <mi>y</mi>
              <mi>P</mi>
            </msub>
            <mi>,</mi>
            <msub>
              <mi>z</mi>
              <mi>P</mi>
            </msub>
          </mrow>
          <mo stretchy="false">)</mo>
        </mrow>
        <mo stretchy="false">∈</mo>
        <mrow>
          <mo stretchy="false">(</mo>
          <mrow>
            <mi>d</mi>
          </mrow>
          <mo stretchy="false">)</mo>
        </mrow>
      </mrow>
    </mrow>
    <annotation encoding="StarMath 5.0">P(x_P,y_P,z_P) in (d)</annotation>
  </semantics>
</math>
</file>

<file path=Object 13/content.xml><?xml version="1.0" encoding="utf-8"?>
<math xmlns="http://www.w3.org/1998/Math/MathML">
  <semantics>
    <mrow>
      <mrow>
        <mo stretchy="true">{</mo>
        <mrow>
          <mtable>
            <mtr>
              <mtd>
                <mrow>
                  <mrow>
                    <msub>
                      <mi>x</mi>
                      <mi>P</mi>
                    </msub>
                    <mo stretchy="false">=</mo>
                    <mrow>
                      <msub>
                        <mi>x</mi>
                        <mi>A</mi>
                      </msub>
                      <mo stretchy="false">+</mo>
                      <mi mathvariant="italic">ta</mi>
                    </mrow>
                  </mrow>
                </mrow>
              </mtd>
            </mtr>
            <mtr>
              <mtd>
                <mrow>
                  <mrow>
                    <msub>
                      <mi>y</mi>
                      <mi>P</mi>
                    </msub>
                    <mo stretchy="false">=</mo>
                    <mrow>
                      <msub>
                        <mi>y</mi>
                        <mi>A</mi>
                      </msub>
                      <mo stretchy="false">+</mo>
                      <mi mathvariant="italic">tb</mi>
                    </mrow>
                  </mrow>
                </mrow>
              </mtd>
            </mtr>
            <mtr>
              <mtd>
                <mrow>
                  <mrow>
                    <msub>
                      <mi>z</mi>
                      <mi>P</mi>
                    </msub>
                    <mo stretchy="false">=</mo>
                    <mrow>
                      <msub>
                        <mi>z</mi>
                        <mi>A</mi>
                      </msub>
                      <mo stretchy="false">+</mo>
                      <mi mathvariant="italic">tc</mi>
                    </mrow>
                  </mrow>
                </mrow>
              </mtd>
            </mtr>
          </mtable>
        </mrow>
      </mrow>
    </mrow>
    <annotation encoding="StarMath 5.0">left lbrace matrix{x_P = x_A+ta##y_P=y_A+tb##z_P=z_A+tc} right none</annotation>
  </semantics>
</math>
</file>

<file path=Object 14/content.xml><?xml version="1.0" encoding="utf-8"?>
<math xmlns="http://www.w3.org/1998/Math/MathML">
  <semantics>
    <mrow>
      <mi>A</mi>
      <mrow>
        <mo stretchy="false">(</mo>
        <mrow>
          <msub>
            <mi>x</mi>
            <mi>A</mi>
          </msub>
          <mi>,</mi>
          <msub>
            <mi>y</mi>
            <mi>A</mi>
          </msub>
          <mi>,</mi>
          <msub>
            <mi>z</mi>
            <mi>A</mi>
          </msub>
        </mrow>
        <mo stretchy="false">)</mo>
      </mrow>
    </mrow>
    <annotation encoding="StarMath 5.0">A(x_A,y_A,z_A)</annotation>
  </semantics>
</math>
</file>

<file path=Object 15/content.xml><?xml version="1.0" encoding="utf-8"?>
<math xmlns="http://www.w3.org/1998/Math/MathML">
  <semantics>
    <mrow>
      <mover accent="true">
        <mi>u</mi>
        <mo stretchy="false">⃗</mo>
      </mover>
      <mfenced open="(" close=")">
        <mrow>
          <mtable>
            <mtr>
              <mtd>
                <mrow>
                  <mi>a</mi>
                </mrow>
              </mtd>
            </mtr>
            <mtr>
              <mtd>
                <mrow>
                  <mi>b</mi>
                </mrow>
              </mtd>
            </mtr>
            <mtr>
              <mtd>
                <mrow>
                  <mi>c</mi>
                </mrow>
              </mtd>
            </mtr>
          </mtable>
        </mrow>
      </mfenced>
      <mi mathvariant="italic">et</mi>
      <mover accent="true">
        <mi>v</mi>
        <mo stretchy="false">⃗</mo>
      </mover>
      <mfenced open="(" close=")">
        <mrow>
          <mtable>
            <mtr>
              <mtd>
                <mrow>
                  <mi>a</mi>
                  <mi>'</mi>
                </mrow>
              </mtd>
            </mtr>
            <mtr>
              <mtd>
                <mrow>
                  <mi>b</mi>
                  <mi>'</mi>
                </mrow>
              </mtd>
            </mtr>
            <mtr>
              <mtd>
                <mrow>
                  <mi>c</mi>
                  <mi>'</mi>
                </mrow>
              </mtd>
            </mtr>
          </mtable>
        </mrow>
      </mfenced>
    </mrow>
    <annotation encoding="StarMath 5.0">vec u left( matrix{a##b##c} right) et vec v left( matrix{a'##b'##c'} right)</annotation>
  </semantics>
</math>
</file>

<file path=Object 16/content.xml><?xml version="1.0" encoding="utf-8"?>
<math xmlns="http://www.w3.org/1998/Math/MathML">
  <semantics>
    <mrow>
      <mrow>
        <mi>P</mi>
        <mo stretchy="false">∈</mo>
        <mrow>
          <mo stretchy="false">(</mo>
          <mrow>
            <mi>d</mi>
          </mrow>
          <mo stretchy="false">)</mo>
        </mrow>
      </mrow>
    </mrow>
    <annotation encoding="StarMath 5.0">P in (d) </annotation>
  </semantics>
</math>
</file>

<file path=Object 17/content.xml><?xml version="1.0" encoding="utf-8"?>
<math xmlns="http://www.w3.org/1998/Math/MathML">
  <semantics>
    <mrow>
      <mrow>
        <mo stretchy="true">{</mo>
        <mrow>
          <mtable>
            <mtr>
              <mtd>
                <mrow>
                  <mrow>
                    <mi>x</mi>
                    <mo stretchy="false">=</mo>
                    <mrow>
                      <mrow>
                        <msub>
                          <mi>x</mi>
                          <mi>A</mi>
                        </msub>
                        <mo stretchy="false">+</mo>
                        <mi mathvariant="italic">ta</mi>
                      </mrow>
                      <mo stretchy="false">+</mo>
                      <mi>t</mi>
                    </mrow>
                  </mrow>
                  <mi>'</mi>
                  <mi>a</mi>
                  <mi>'</mi>
                </mrow>
              </mtd>
            </mtr>
            <mtr>
              <mtd>
                <mrow>
                  <mrow>
                    <mi>y</mi>
                    <mo stretchy="false">=</mo>
                    <mrow>
                      <mrow>
                        <msub>
                          <mi>y</mi>
                          <mi>A</mi>
                        </msub>
                        <mo stretchy="false">+</mo>
                        <mi mathvariant="italic">tb</mi>
                      </mrow>
                      <mo stretchy="false">+</mo>
                      <mi>t</mi>
                    </mrow>
                  </mrow>
                  <mi>'</mi>
                  <mi>b</mi>
                  <mi>'</mi>
                </mrow>
              </mtd>
            </mtr>
            <mtr>
              <mtd>
                <mrow>
                  <mrow>
                    <mi>z</mi>
                    <mo stretchy="false">=</mo>
                    <mrow>
                      <mrow>
                        <msub>
                          <mi>z</mi>
                          <mi>A</mi>
                        </msub>
                        <mo stretchy="false">+</mo>
                        <mi mathvariant="italic">tc</mi>
                      </mrow>
                      <mo stretchy="false">+</mo>
                      <mi>t</mi>
                    </mrow>
                  </mrow>
                  <mi>'</mi>
                  <mi>c</mi>
                  <mi>'</mi>
                </mrow>
              </mtd>
            </mtr>
          </mtable>
        </mrow>
      </mrow>
    </mrow>
    <annotation encoding="StarMath 5.0">left lbrace matrix{x=x_A+ta+t'a'##y=y_A+tb+t'b'##z=z_A+tc+t'c'} right none</annotation>
  </semantics>
</math>
</file>

<file path=Object 18/content.xml><?xml version="1.0" encoding="utf-8"?>
<math xmlns="http://www.w3.org/1998/Math/MathML">
  <semantics>
    <mrow>
      <mrow>
        <mover accent="true">
          <mi mathvariant="italic">AM</mi>
          <mo stretchy="false">⃗</mo>
        </mover>
        <mo stretchy="false">=</mo>
        <mi>t</mi>
      </mrow>
      <mrow>
        <mover accent="true">
          <mi>u</mi>
          <mo stretchy="false">⃗</mo>
        </mover>
        <mo stretchy="false">+</mo>
        <mi>t</mi>
      </mrow>
      <mi>'</mi>
      <mover accent="true">
        <mi>v</mi>
        <mo stretchy="false">⃗</mo>
      </mover>
    </mrow>
    <annotation encoding="StarMath 5.0">widevec AM = t vec u + t' vec v</annotation>
  </semantics>
</math>
</file>

<file path=Object 19/content.xml><?xml version="1.0" encoding="utf-8"?>
<math xmlns="http://www.w3.org/1998/Math/MathML">
  <semantics>
    <mrow>
      <mrow>
        <mover accent="true">
          <mi>n</mi>
          <mo stretchy="false">⃗</mo>
        </mover>
        <mo stretchy="false">≠</mo>
        <mover accent="true">
          <mn>0</mn>
          <mo stretchy="false">⃗</mo>
        </mover>
      </mrow>
    </mrow>
    <annotation encoding="StarMath 5.0">vec n &lt;&gt; vec 0</annotation>
  </semantics>
</math>
</file>

<file path=Object 2/content.xml><?xml version="1.0" encoding="utf-8"?>
<math xmlns="http://www.w3.org/1998/Math/MathML">
  <semantics>
    <mrow>
      <mrow>
        <mover accent="true">
          <mi mathvariant="italic">AB</mi>
          <mo stretchy="false">⃗</mo>
        </mover>
        <mo stretchy="false">=</mo>
        <mover accent="true">
          <mi>u</mi>
          <mo stretchy="false">⃗</mo>
        </mover>
      </mrow>
    </mrow>
    <annotation encoding="StarMath 5.0">widevec AB = vec u</annotation>
  </semantics>
</math>
</file>

<file path=Object 20/content.xml><?xml version="1.0" encoding="utf-8"?>
<math xmlns="http://www.w3.org/1998/Math/MathML">
  <semantics>
    <mrow>
      <mover accent="true">
        <mi>n</mi>
        <mo stretchy="false">⃗</mo>
      </mover>
    </mrow>
    <annotation encoding="StarMath 5.0">vec n</annotation>
  </semantics>
</math>
</file>

<file path=Object 21/content.xml><?xml version="1.0" encoding="utf-8"?>
<math xmlns="http://www.w3.org/1998/Math/MathML">
  <semantics>
    <mrow>
      <mover accent="true">
        <mi>n</mi>
        <mo stretchy="false">⃗</mo>
      </mover>
    </mrow>
    <annotation encoding="StarMath 5.0">vec n</annotation>
  </semantics>
</math>
</file>

<file path=Object 22/content.xml><?xml version="1.0" encoding="utf-8"?>
<math xmlns="http://www.w3.org/1998/Math/MathML">
  <semantics>
    <mrow>
      <mover accent="true">
        <mi mathvariant="italic">AM</mi>
        <mo stretchy="false">⃗</mo>
      </mover>
      <mn>.</mn>
      <mrow>
        <mover accent="true">
          <mi>n</mi>
          <mo stretchy="false">⃗</mo>
        </mover>
        <mo stretchy="false">=</mo>
        <mn>0</mn>
      </mrow>
    </mrow>
    <annotation encoding="StarMath 5.0">widevec AM . vec n =0</annotation>
  </semantics>
</math>
</file>

<file path=Object 23/content.xml><?xml version="1.0" encoding="utf-8"?>
<math xmlns="http://www.w3.org/1998/Math/MathML">
  <semantics>
    <mrow>
      <mover accent="true">
        <mi>n</mi>
        <mo stretchy="false">⃗</mo>
      </mover>
    </mrow>
    <annotation encoding="StarMath 5.0">vec n</annotation>
  </semantics>
</math>
</file>

<file path=Object 24/content.xml><?xml version="1.0" encoding="utf-8"?>
<math xmlns="http://www.w3.org/1998/Math/MathML">
  <semantics>
    <mrow>
      <mover accent="true">
        <mi>n</mi>
        <mo stretchy="false">⃗</mo>
      </mover>
      <mfenced open="(" close=")">
        <mrow>
          <mtable>
            <mtr>
              <mtd>
                <mrow>
                  <mi>a</mi>
                </mrow>
              </mtd>
            </mtr>
            <mtr>
              <mtd>
                <mrow>
                  <mi>b</mi>
                </mrow>
              </mtd>
            </mtr>
            <mtr>
              <mtd>
                <mrow>
                  <mi>c</mi>
                </mrow>
              </mtd>
            </mtr>
          </mtable>
        </mrow>
      </mfenced>
    </mrow>
    <annotation encoding="StarMath 5.0">vec n left( matrix{a##b##c} right)</annotation>
  </semantics>
</math>
</file>

<file path=Object 25/content.xml><?xml version="1.0" encoding="utf-8"?>
<math xmlns="http://www.w3.org/1998/Math/MathML">
  <semantics>
    <mrow>
      <mover accent="true">
        <mi>n</mi>
        <mo stretchy="false">⃗</mo>
      </mover>
    </mrow>
    <annotation encoding="StarMath 5.0">vec n</annotation>
  </semantics>
</math>
</file>

<file path=Object 26/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by+cz+d=0</annotation>
  </semantics>
</math>
</file>

<file path=Object 27/content.xml><?xml version="1.0" encoding="utf-8"?>
<math xmlns="http://www.w3.org/1998/Math/MathML">
  <semantics>
    <mrow>
      <mrow>
        <mi>d</mi>
        <mo stretchy="false">∈</mo>
        <mo stretchy="false">ℝ</mo>
      </mrow>
    </mrow>
    <annotation encoding="StarMath 5.0">d in setR</annotation>
  </semantics>
</math>
</file>

<file path=Object 28/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by+cz+d=0</annotation>
  </semantics>
</math>
</file>

<file path=Object 29/content.xml><?xml version="1.0" encoding="utf-8"?>
<math xmlns="http://www.w3.org/1998/Math/MathML">
  <semantics>
    <mrow>
      <mrow>
        <mi>d</mi>
        <mo stretchy="false">∈</mo>
        <mo stretchy="false">ℝ</mo>
      </mrow>
    </mrow>
    <annotation encoding="StarMath 5.0">d in setR</annotation>
  </semantics>
</math>
</file>

<file path=Object 3/content.xml><?xml version="1.0" encoding="utf-8"?>
<math xmlns="http://www.w3.org/1998/Math/MathML">
  <semantics>
    <mrow>
      <mover accent="true">
        <mi>u</mi>
        <mo stretchy="false">⃗</mo>
      </mover>
      <mfenced open="(" close=")">
        <mrow>
          <mtable>
            <mtr>
              <mtd>
                <mrow>
                  <mi>a</mi>
                </mrow>
              </mtd>
            </mtr>
            <mtr>
              <mtd>
                <mrow>
                  <mi>b</mi>
                </mrow>
              </mtd>
            </mtr>
            <mtr>
              <mtd>
                <mrow>
                  <mi>c</mi>
                </mrow>
              </mtd>
            </mtr>
          </mtable>
        </mrow>
      </mfenced>
    </mrow>
    <annotation encoding="StarMath 5.0">vec u left( matrix{a##b##c} right)</annotation>
  </semantics>
</math>
</file>

<file path=Object 30/content.xml><?xml version="1.0" encoding="utf-8"?>
<math xmlns="http://www.w3.org/1998/Math/MathML">
  <semantics>
    <mrow>
      <mover accent="true">
        <mi>n</mi>
        <mo stretchy="false">⃗</mo>
      </mover>
    </mrow>
    <annotation encoding="StarMath 5.0">vec n</annotation>
  </semantics>
</math>
</file>

<file path=Object 31/content.xml><?xml version="1.0" encoding="utf-8"?>
<math xmlns="http://www.w3.org/1998/Math/MathML">
  <semantics>
    <mrow>
      <mrow>
        <mo stretchy="false">(</mo>
        <mrow>
          <mi>S</mi>
        </mrow>
        <mo stretchy="false">)</mo>
      </mrow>
      <mrow>
        <mo stretchy="true">{</mo>
        <mrow>
          <mtable>
            <mtr>
              <mtd>
                <mrow>
                  <mrow>
                    <mi>x</mi>
                    <mo stretchy="false">=</mo>
                    <mrow>
                      <mn>5</mn>
                      <mo stretchy="false">+</mo>
                      <mi>t</mi>
                    </mrow>
                  </mrow>
                </mrow>
              </mtd>
            </mtr>
            <mtr>
              <mtd>
                <mrow>
                  <mrow>
                    <mi>y</mi>
                    <mo stretchy="false">=</mo>
                    <mrow>
                      <mn>2</mn>
                      <mo stretchy="false">+</mo>
                      <mi>t</mi>
                    </mrow>
                  </mrow>
                </mrow>
              </mtd>
            </mtr>
            <mtr>
              <mtd>
                <mrow>
                  <mrow>
                    <mi>z</mi>
                    <mo stretchy="false">=</mo>
                    <mrow>
                      <mo stretchy="false">−</mo>
                      <mn>2t</mn>
                    </mrow>
                  </mrow>
                </mrow>
              </mtd>
            </mtr>
          </mtable>
        </mrow>
      </mrow>
      <mi mathvariant="italic">et</mi>
      <mrow>
        <mo stretchy="false">(</mo>
        <mrow>
          <mi>S</mi>
          <mi>'</mi>
        </mrow>
        <mo stretchy="false">)</mo>
      </mrow>
      <mrow>
        <mo stretchy="true">{</mo>
        <mrow>
          <mtable>
            <mtr>
              <mtd>
                <mrow>
                  <mrow>
                    <mi>x</mi>
                    <mo stretchy="false">=</mo>
                    <mrow>
                      <mn>17</mn>
                      <mo stretchy="false">+</mo>
                      <mn>2t</mn>
                    </mrow>
                  </mrow>
                  <mi>'</mi>
                </mrow>
              </mtd>
            </mtr>
            <mtr>
              <mtd>
                <mrow>
                  <mrow>
                    <mi>y</mi>
                    <mo stretchy="false">=</mo>
                    <mrow>
                      <mrow>
                        <mo stretchy="false">−</mo>
                        <mn>2</mn>
                      </mrow>
                      <mo stretchy="false">−</mo>
                      <mn>2t</mn>
                    </mrow>
                  </mrow>
                  <mi>'</mi>
                </mrow>
              </mtd>
            </mtr>
            <mtr>
              <mtd>
                <mrow>
                  <mrow>
                    <mi>z</mi>
                    <mo stretchy="false">=</mo>
                    <mrow>
                      <mrow>
                        <mo stretchy="false">−</mo>
                        <mn>4</mn>
                      </mrow>
                      <mo stretchy="false">+</mo>
                      <mi>t</mi>
                    </mrow>
                  </mrow>
                  <mi>'</mi>
                </mrow>
              </mtd>
            </mtr>
          </mtable>
        </mrow>
      </mrow>
    </mrow>
    <annotation encoding="StarMath 5.0">(S) left lbrace matrix{x=5+t##y=2+t##z=-2t} right none et (S') left lbrace matrix{x=17+2t'##y=-2-2t'##z=-4+t'} right none</annotation>
  </semantics>
</math>
</file>

<file path=Object 32/content.xml><?xml version="1.0" encoding="utf-8"?>
<math xmlns="http://www.w3.org/1998/Math/MathML">
  <semantics>
    <mrow>
      <mi>t</mi>
      <mi>,</mi>
      <mi>t</mi>
      <mrow>
        <mi>'</mi>
        <mo stretchy="false">∈</mo>
        <mo stretchy="false">ℝ</mo>
      </mrow>
    </mrow>
    <annotation encoding="StarMath 5.0">t,t' in setR</annotation>
  </semantics>
</math>
</file>

<file path=Object 33/content.xml><?xml version="1.0" encoding="utf-8"?>
<math xmlns="http://www.w3.org/1998/Math/MathML">
  <semantics>
    <mrow>
      <mrow>
        <mo stretchy="false">(</mo>
        <mrow>
          <mi>S</mi>
        </mrow>
        <mo stretchy="false">)</mo>
      </mrow>
      <mrow>
        <mo stretchy="true">{</mo>
        <mrow>
          <mtable>
            <mtr>
              <mtd>
                <mrow>
                  <mrow>
                    <mi>x</mi>
                    <mo stretchy="false">=</mo>
                    <mrow>
                      <mn>3</mn>
                      <mo stretchy="false">+</mo>
                      <mi>t</mi>
                    </mrow>
                  </mrow>
                </mrow>
              </mtd>
            </mtr>
            <mtr>
              <mtd>
                <mrow>
                  <mrow>
                    <mi>y</mi>
                    <mo stretchy="false">=</mo>
                    <mn>2t</mn>
                  </mrow>
                </mrow>
              </mtd>
            </mtr>
            <mtr>
              <mtd>
                <mrow>
                  <mrow>
                    <mi>z</mi>
                    <mo stretchy="false">=</mo>
                    <mrow>
                      <mn>1</mn>
                      <mo stretchy="false">−</mo>
                      <mi>t</mi>
                    </mrow>
                  </mrow>
                </mrow>
              </mtd>
            </mtr>
          </mtable>
        </mrow>
      </mrow>
      <mi mathvariant="italic">et</mi>
      <mrow>
        <mo stretchy="false">(</mo>
        <mrow>
          <mi>S</mi>
          <mi>'</mi>
        </mrow>
        <mo stretchy="false">)</mo>
      </mrow>
      <mrow>
        <mo stretchy="true">{</mo>
        <mrow>
          <mtable>
            <mtr>
              <mtd>
                <mrow>
                  <mrow>
                    <mi>x</mi>
                    <mo stretchy="false">=</mo>
                    <mrow>
                      <mn>1</mn>
                      <mo stretchy="false">−</mo>
                      <mrow>
                        <mfrac>
                          <mn>1</mn>
                          <mn>2</mn>
                        </mfrac>
                      </mrow>
                    </mrow>
                  </mrow>
                  <mi>t</mi>
                  <mi>'</mi>
                </mrow>
              </mtd>
            </mtr>
            <mtr>
              <mtd>
                <mrow>
                  <mrow>
                    <mi>y</mi>
                    <mo stretchy="false">=</mo>
                    <mrow>
                      <mrow>
                        <mo stretchy="false">−</mo>
                        <mn>2</mn>
                      </mrow>
                      <mo stretchy="false">−</mo>
                      <mi>t</mi>
                    </mrow>
                  </mrow>
                  <mi>'</mi>
                </mrow>
              </mtd>
            </mtr>
            <mtr>
              <mtd>
                <mrow>
                  <mrow>
                    <mi>z</mi>
                    <mo stretchy="false">=</mo>
                    <mrow>
                      <mn>3</mn>
                      <mo stretchy="false">+</mo>
                      <mrow>
                        <mfrac>
                          <mn>1</mn>
                          <mn>2</mn>
                        </mfrac>
                      </mrow>
                    </mrow>
                  </mrow>
                  <mi>t</mi>
                  <mi>'</mi>
                </mrow>
              </mtd>
            </mtr>
          </mtable>
        </mrow>
      </mrow>
    </mrow>
    <annotation encoding="StarMath 5.0">(S) left lbrace matrix{x=3+t##y=2t##z=1-t} right none et (S') left lbrace matrix{x=1- {1 over 2}t'##y=-2-t'##z=3+ {1 over 2}t'} right none</annotation>
  </semantics>
</math>
</file>

<file path=Object 34/content.xml><?xml version="1.0" encoding="utf-8"?>
<math xmlns="http://www.w3.org/1998/Math/MathML">
  <semantics>
    <mrow>
      <mi>t</mi>
      <mi>,</mi>
      <mi>t</mi>
      <mrow>
        <mi>'</mi>
        <mo stretchy="false">∈</mo>
        <mo stretchy="false">ℝ</mo>
      </mrow>
    </mrow>
    <annotation encoding="StarMath 5.0">t,t' in setR</annotation>
  </semantics>
</math>
</file>

<file path=Object 35/content.xml><?xml version="1.0" encoding="utf-8"?>
<math xmlns="http://www.w3.org/1998/Math/MathML">
  <semantics>
    <mrow>
      <mrow>
        <mrow>
          <mrow>
            <mrow>
              <mn>5x</mn>
              <mo stretchy="false">+</mo>
              <mi>y</mi>
            </mrow>
            <mo stretchy="false">−</mo>
            <mi>z</mi>
          </mrow>
          <mo stretchy="false">+</mo>
          <mn>3</mn>
        </mrow>
        <mo stretchy="false">=</mo>
        <mn>0</mn>
      </mrow>
    </mrow>
    <annotation encoding="StarMath 5.0">5x+y-z+3=0</annotation>
  </semantics>
</math>
</file>

<file path=Object 36/content.xml><?xml version="1.0" encoding="utf-8"?>
<math xmlns="http://www.w3.org/1998/Math/MathML">
  <semantics>
    <mrow>
      <mrow>
        <mo stretchy="true">{</mo>
        <mrow>
          <mtable>
            <mtr>
              <mtd>
                <mrow>
                  <mrow>
                    <mi>x</mi>
                    <mo stretchy="false">=</mo>
                    <mi>t</mi>
                  </mrow>
                </mrow>
              </mtd>
            </mtr>
            <mtr>
              <mtd>
                <mrow>
                  <mrow>
                    <mi>y</mi>
                    <mo stretchy="false">=</mo>
                    <mrow>
                      <mn>1</mn>
                      <mo stretchy="false">−</mo>
                      <mn>6t</mn>
                    </mrow>
                  </mrow>
                </mrow>
              </mtd>
            </mtr>
            <mtr>
              <mtd>
                <mrow>
                  <mrow>
                    <mi>z</mi>
                    <mo stretchy="false">=</mo>
                    <mrow>
                      <mn>3</mn>
                      <mo stretchy="false">−</mo>
                      <mi>t</mi>
                    </mrow>
                  </mrow>
                </mrow>
              </mtd>
            </mtr>
          </mtable>
        </mrow>
      </mrow>
      <mi mathvariant="italic">où</mi>
      <mrow>
        <mi>t</mi>
        <mo stretchy="false">∈</mo>
        <mo stretchy="false">ℝ</mo>
      </mrow>
    </mrow>
    <annotation encoding="StarMath 5.0">left lbrace matrix{x=t##y=1-6t##z=3-t} right none où t in setR</annotation>
  </semantics>
</math>
</file>

<file path=Object 37/content.xml><?xml version="1.0" encoding="utf-8"?>
<math xmlns="http://www.w3.org/1998/Math/MathML">
  <semantics>
    <mrow>
      <mrow>
        <mrow>
          <mrow>
            <mrow>
              <mn>3x</mn>
              <mo stretchy="false">−</mo>
              <mn>2y</mn>
            </mrow>
            <mo stretchy="false">+</mo>
            <mi>z</mi>
          </mrow>
          <mo stretchy="false">+</mo>
          <mn>1</mn>
        </mrow>
        <mo stretchy="false">=</mo>
        <mn>0</mn>
      </mrow>
    </mrow>
    <annotation encoding="StarMath 5.0">3x-2y+z+1=0</annotation>
  </semantics>
</math>
</file>

<file path=Object 38/content.xml><?xml version="1.0" encoding="utf-8"?>
<math xmlns="http://www.w3.org/1998/Math/MathML">
  <semantics>
    <mrow>
      <mrow>
        <mo stretchy="true">{</mo>
        <mrow>
          <mtable>
            <mtr>
              <mtd>
                <mrow>
                  <mrow>
                    <mi>x</mi>
                    <mo stretchy="false">=</mo>
                    <mrow>
                      <mn>1</mn>
                      <mo stretchy="false">+</mo>
                      <mi>t</mi>
                    </mrow>
                  </mrow>
                </mrow>
              </mtd>
            </mtr>
            <mtr>
              <mtd>
                <mrow>
                  <mrow>
                    <mi>y</mi>
                    <mo stretchy="false">=</mo>
                    <mrow>
                      <mo stretchy="false">−</mo>
                      <mn>3t</mn>
                    </mrow>
                  </mrow>
                </mrow>
              </mtd>
            </mtr>
            <mtr>
              <mtd>
                <mrow>
                  <mrow>
                    <mi>z</mi>
                    <mo stretchy="false">=</mo>
                    <mi>t</mi>
                  </mrow>
                </mrow>
              </mtd>
            </mtr>
          </mtable>
        </mrow>
      </mrow>
      <mi mathvariant="italic">où</mi>
      <mrow>
        <mi>t</mi>
        <mo stretchy="false">∈</mo>
        <mo stretchy="false">ℝ</mo>
      </mrow>
    </mrow>
    <annotation encoding="StarMath 5.0">left lbrace matrix{x=1+t##y=-3t##z=t} right none où t in setR</annotation>
  </semantics>
</math>
</file>

<file path=Object 39/content.xml><?xml version="1.0" encoding="utf-8"?>
<math xmlns="http://www.w3.org/1998/Math/MathML">
  <semantics>
    <mrow>
      <mrow>
        <mrow>
          <mo stretchy="false">(</mo>
          <mrow>
            <mi>d</mi>
          </mrow>
          <mo stretchy="false">)</mo>
        </mrow>
        <mo stretchy="false">⊂</mo>
        <mi>P</mi>
      </mrow>
    </mrow>
    <annotation encoding="StarMath 5.0">(d) subset P</annotation>
  </semantics>
</math>
</file>

<file path=Object 4/content.xml><?xml version="1.0" encoding="utf-8"?>
<math xmlns="http://www.w3.org/1998/Math/MathML">
  <semantics>
    <mrow>
      <mrow>
        <mi>t</mi>
        <mo stretchy="false">∈</mo>
        <mo stretchy="false">ℝ</mo>
      </mrow>
    </mrow>
    <annotation encoding="StarMath 5.0">t in setR</annotation>
  </semantics>
</math>
</file>

<file path=Object 40/content.xml><?xml version="1.0" encoding="utf-8"?>
<math xmlns="http://www.w3.org/1998/Math/MathML">
  <semantics>
    <mrow>
      <mrow>
        <mrow>
          <mrow>
            <mrow>
              <mi>x</mi>
              <mo stretchy="false">−</mo>
              <mn>2y</mn>
            </mrow>
            <mo stretchy="false">+</mo>
            <mn>3z</mn>
          </mrow>
          <mo stretchy="false">−</mo>
          <mn>17</mn>
        </mrow>
        <mo stretchy="false">=</mo>
        <mn>0</mn>
      </mrow>
    </mrow>
    <annotation encoding="StarMath 5.0">x-2y+3z-17=0</annotation>
  </semantics>
</math>
</file>

<file path=Object 41/content.xml><?xml version="1.0" encoding="utf-8"?>
<math xmlns="http://www.w3.org/1998/Math/MathML">
  <semantics>
    <mrow>
      <mover accent="true">
        <mi>u</mi>
        <mo stretchy="false">⃗</mo>
      </mover>
      <mfenced open="(" close=")">
        <mrow>
          <mtable>
            <mtr>
              <mtd>
                <mrow>
                  <mrow>
                    <mo stretchy="false">−</mo>
                    <mn>2</mn>
                  </mrow>
                </mrow>
              </mtd>
            </mtr>
            <mtr>
              <mtd>
                <mrow>
                  <mn>1</mn>
                </mrow>
              </mtd>
            </mtr>
            <mtr>
              <mtd>
                <mrow>
                  <mn>5</mn>
                </mrow>
              </mtd>
            </mtr>
          </mtable>
        </mrow>
      </mfenced>
    </mrow>
    <annotation encoding="StarMath 5.0">vec u left( matrix{-2##1##5} right)</annotation>
  </semantics>
</math>
</file>

<file path=Object 42/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by+cz+d=0</annotation>
  </semantics>
</math>
</file>

<file path=Object 43/content.xml><?xml version="1.0" encoding="utf-8"?>
<math xmlns="http://www.w3.org/1998/Math/MathML">
  <semantics>
    <mrow>
      <mrow>
        <mi>d</mi>
        <mo stretchy="false">∈</mo>
        <mo stretchy="false">ℝ</mo>
      </mrow>
    </mrow>
    <annotation encoding="StarMath 5.0">d in setR</annotation>
  </semantics>
</math>
</file>

<file path=Object 44/content.xml><?xml version="1.0" encoding="utf-8"?>
<math xmlns="http://www.w3.org/1998/Math/MathML">
  <semantics>
    <mrow>
      <mrow>
        <mo stretchy="true">{</mo>
        <mrow>
          <mtable>
            <mtr>
              <mtd>
                <mrow>
                  <mrow>
                    <mi>x</mi>
                    <mo stretchy="false">=</mo>
                    <mrow>
                      <mrow>
                        <mo stretchy="false">−</mo>
                        <mn>4</mn>
                      </mrow>
                      <mo stretchy="false">+</mo>
                      <mn>2t</mn>
                    </mrow>
                  </mrow>
                </mrow>
              </mtd>
            </mtr>
            <mtr>
              <mtd>
                <mrow>
                  <mrow>
                    <mi>y</mi>
                    <mo stretchy="false">=</mo>
                    <mrow>
                      <mn>3</mn>
                      <mo stretchy="false">−</mo>
                      <mi>t</mi>
                    </mrow>
                  </mrow>
                </mrow>
              </mtd>
            </mtr>
            <mtr>
              <mtd>
                <mrow>
                  <mrow>
                    <mi>z</mi>
                    <mo stretchy="false">=</mo>
                    <mrow>
                      <mrow>
                        <mo stretchy="false">−</mo>
                        <mn>8</mn>
                      </mrow>
                      <mo stretchy="false">+</mo>
                      <mn>3t</mn>
                    </mrow>
                  </mrow>
                </mrow>
              </mtd>
            </mtr>
          </mtable>
        </mrow>
      </mrow>
    </mrow>
    <annotation encoding="StarMath 5.0">left lbrace matrix{x=-4+2t##y=3-t##z=-8+3t} right none</annotation>
  </semantics>
</math>
</file>

<file path=Object 45/content.xml><?xml version="1.0" encoding="utf-8"?>
<math xmlns="http://www.w3.org/1998/Math/MathML">
  <semantics>
    <mrow>
      <mrow>
        <mi>t</mi>
        <mo stretchy="false">∈</mo>
        <mo stretchy="false">ℝ</mo>
      </mrow>
    </mrow>
    <annotation encoding="StarMath 5.0">t in setR</annotation>
  </semantics>
</math>
</file>

<file path=Object 46/content.xml><?xml version="1.0" encoding="utf-8"?>
<math xmlns="http://www.w3.org/1998/Math/MathML">
  <semantics>
    <mrow>
      <mi>A</mi>
      <mrow>
        <mo stretchy="false">(</mo>
        <mrow>
          <msub>
            <mi>x</mi>
            <mi>A</mi>
          </msub>
          <mi>,</mi>
          <msub>
            <mi>y</mi>
            <mi>A</mi>
          </msub>
          <mi>,</mi>
          <msub>
            <mi>z</mi>
            <mi>A</mi>
          </msub>
        </mrow>
        <mo stretchy="false">)</mo>
      </mrow>
    </mrow>
    <annotation encoding="StarMath 5.0">A(x_A,y_A,z_A)</annotation>
  </semantics>
</math>
</file>

<file path=Object 47/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by+cz+d=0</annotation>
  </semantics>
</math>
</file>

<file path=Object 48/content.xml><?xml version="1.0" encoding="utf-8"?>
<math xmlns="http://www.w3.org/1998/Math/MathML">
  <semantics>
    <mrow>
      <mfrac>
        <mrow>
          <mrow>
            <mo stretchy="false">∣</mo>
            <mrow>
              <mrow>
                <mrow>
                  <mrow>
                    <msub>
                      <mi mathvariant="italic">ax</mi>
                      <mi>A</mi>
                    </msub>
                    <mo stretchy="false">+</mo>
                    <msub>
                      <mi mathvariant="italic">by</mi>
                      <mi>A</mi>
                    </msub>
                  </mrow>
                  <mo stretchy="false">+</mo>
                  <msub>
                    <mi mathvariant="italic">cz</mi>
                    <mi>A</mi>
                  </msub>
                </mrow>
                <mo stretchy="false">+</mo>
                <mi>d</mi>
              </mrow>
            </mrow>
            <mo stretchy="false">∣</mo>
          </mrow>
        </mrow>
        <mrow>
          <msqrt>
            <mrow>
              <mrow>
                <mrow>
                  <msup>
                    <mi>a</mi>
                    <mn>2</mn>
                  </msup>
                  <mo stretchy="false">+</mo>
                  <msup>
                    <mi>b</mi>
                    <mn>2</mn>
                  </msup>
                </mrow>
                <mo stretchy="false">+</mo>
                <msup>
                  <mi>c</mi>
                  <mn>2</mn>
                </msup>
              </mrow>
            </mrow>
          </msqrt>
        </mrow>
      </mfrac>
    </mrow>
    <annotation encoding="StarMath 5.0">{lline ax_A+by_A+cz_A +d rline}over {sqrt {a^2+b^2+c^2}}</annotation>
  </semantics>
</math>
</file>

<file path=Object 49/content.xml><?xml version="1.0" encoding="utf-8"?>
<math xmlns="http://www.w3.org/1998/Math/MathML">
  <semantics>
    <mrow>
      <mrow>
        <mo stretchy="true">{</mo>
        <mrow>
          <mtable>
            <mtr>
              <mtd>
                <mrow>
                  <mrow>
                    <mi>x</mi>
                    <mo stretchy="false">=</mo>
                    <mrow>
                      <mrow>
                        <msub>
                          <mi>x</mi>
                          <mi>A</mi>
                        </msub>
                        <mo stretchy="false">+</mo>
                        <mi mathvariant="italic">ta</mi>
                      </mrow>
                      <mo stretchy="false">+</mo>
                      <mi>t</mi>
                    </mrow>
                  </mrow>
                  <mi>'</mi>
                  <mi>a</mi>
                  <mi>'</mi>
                </mrow>
              </mtd>
            </mtr>
            <mtr>
              <mtd>
                <mrow>
                  <mrow>
                    <mi>y</mi>
                    <mo stretchy="false">=</mo>
                    <mrow>
                      <mrow>
                        <msub>
                          <mi>y</mi>
                          <mi>A</mi>
                        </msub>
                        <mo stretchy="false">+</mo>
                        <mi mathvariant="italic">tb</mi>
                      </mrow>
                      <mo stretchy="false">+</mo>
                      <mi>t</mi>
                    </mrow>
                  </mrow>
                  <mi>'</mi>
                  <mi>b</mi>
                  <mi>'</mi>
                </mrow>
              </mtd>
            </mtr>
            <mtr>
              <mtd>
                <mrow>
                  <mrow>
                    <mi>z</mi>
                    <mo stretchy="false">=</mo>
                    <mrow>
                      <mrow>
                        <msub>
                          <mi>z</mi>
                          <mi>A</mi>
                        </msub>
                        <mo stretchy="false">+</mo>
                        <mi mathvariant="italic">tc</mi>
                      </mrow>
                      <mo stretchy="false">+</mo>
                      <mi>t</mi>
                    </mrow>
                  </mrow>
                  <mi>'</mi>
                  <mi>c</mi>
                  <mi>'</mi>
                </mrow>
              </mtd>
            </mtr>
          </mtable>
        </mrow>
      </mrow>
    </mrow>
    <annotation encoding="StarMath 5.0">left lbrace matrix{x=x_A+ta+t'a'##y=y_A+tb+t'b'##z=z_A+tc+t'c'} right none</annotation>
  </semantics>
</math>
</file>

<file path=Object 5/content.xml><?xml version="1.0" encoding="utf-8"?>
<math xmlns="http://www.w3.org/1998/Math/MathML">
  <semantics>
    <mrow>
      <mrow>
        <mover accent="true">
          <mi mathvariant="italic">AM</mi>
          <mo stretchy="false">⃗</mo>
        </mover>
        <mo stretchy="false">=</mo>
        <mi>t</mi>
      </mrow>
      <mover accent="true">
        <mi>u</mi>
        <mo stretchy="false">⃗</mo>
      </mover>
    </mrow>
    <annotation encoding="StarMath 5.0">widevec AM = t vec u</annotation>
  </semantics>
</math>
</file>

<file path=Object 50/content.xml><?xml version="1.0" encoding="utf-8"?>
<math xmlns="http://www.w3.org/1998/Math/MathML">
  <semantics>
    <mrow>
      <mrow>
        <mi>a</mi>
        <mo stretchy="false">≠</mo>
        <mn>0</mn>
      </mrow>
      <mi mathvariant="italic">et</mi>
      <mi>b</mi>
      <mrow>
        <mi>'</mi>
        <mo stretchy="false">≠</mo>
        <mn>0</mn>
      </mrow>
    </mrow>
    <annotation encoding="StarMath 5.0">a &lt;&gt; 0 et b' &lt;&gt; 0</annotation>
  </semantics>
</math>
</file>

<file path=Object 51/content.xml><?xml version="1.0" encoding="utf-8"?>
<math xmlns="http://www.w3.org/1998/Math/MathML">
  <semantics>
    <mrow>
      <mrow>
        <mi>t</mi>
        <mo stretchy="false">=</mo>
        <mfrac>
          <mrow>
            <mrow>
              <mrow>
                <mi>x</mi>
                <mo stretchy="false">−</mo>
                <msub>
                  <mi>x</mi>
                  <mi>a</mi>
                </msub>
              </mrow>
              <mo stretchy="false">−</mo>
              <mi>t</mi>
            </mrow>
            <mi>'</mi>
            <mi>a</mi>
            <mi>'</mi>
          </mrow>
          <mi>a</mi>
        </mfrac>
      </mrow>
    </mrow>
    <annotation encoding="StarMath 5.0">t={x-x_a-t'a'}over a</annotation>
  </semantics>
</math>
</file>

<file path=Object 52/content.xml><?xml version="1.0" encoding="utf-8"?>
<math xmlns="http://www.w3.org/1998/Math/MathML">
  <semantics>
    <mrow>
      <mi>t</mi>
      <mrow>
        <mi>'</mi>
        <mo stretchy="false">=</mo>
        <mfrac>
          <mrow>
            <mrow>
              <mrow>
                <mi>y</mi>
                <mo stretchy="false">−</mo>
                <msub>
                  <mi>y</mi>
                  <mi>A</mi>
                </msub>
              </mrow>
              <mo stretchy="false">−</mo>
              <mi mathvariant="italic">tb</mi>
            </mrow>
          </mrow>
          <mrow>
            <mi>b</mi>
            <mi>'</mi>
          </mrow>
        </mfrac>
      </mrow>
    </mrow>
    <annotation encoding="StarMath 5.0">t'={y-y_A-tb}over {b'}</annotation>
  </semantics>
</math>
</file>

<file path=Object 53/content.xml><?xml version="1.0" encoding="utf-8"?>
<math xmlns="http://www.w3.org/1998/Math/MathML">
  <semantics>
    <mrow>
      <mrow>
        <mover accent="true">
          <mi>u</mi>
          <mo stretchy="false">⃗</mo>
        </mover>
        <mo stretchy="false">≠</mo>
        <mn>0</mn>
      </mrow>
      <mi>;</mi>
      <mrow>
        <mover accent="true">
          <mi>v</mi>
          <mo stretchy="false">⃗</mo>
        </mover>
        <mo stretchy="false">≠</mo>
        <mn>0</mn>
      </mrow>
    </mrow>
    <annotation encoding="StarMath 5.0">vec u &lt;&gt; 0 ; vec v &lt;&gt; 0</annotation>
  </semantics>
</math>
</file>

<file path=Object 54/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55/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56/content.xml><?xml version="1.0" encoding="utf-8"?>
<math xmlns="http://www.w3.org/1998/Math/MathML">
  <semantics>
    <mrow>
      <mrow>
        <mo stretchy="false">(</mo>
        <mrow>
          <mi>A</mi>
          <mi>;</mi>
          <mover accent="true">
            <mi>u</mi>
            <mo stretchy="false">⃗</mo>
          </mover>
          <mi>,</mi>
          <mover accent="true">
            <mi>v</mi>
            <mo stretchy="false">⃗</mo>
          </mover>
        </mrow>
        <mo stretchy="false">)</mo>
      </mrow>
    </mrow>
    <annotation encoding="StarMath 5.0">(A; vec u, vec v)</annotation>
  </semantics>
</math>
</file>

<file path=Object 57/content.xml><?xml version="1.0" encoding="utf-8"?>
<math xmlns="http://www.w3.org/1998/Math/MathML">
  <semantics>
    <mrow>
      <mover accent="true">
        <mi>u</mi>
        <mo stretchy="false">⃗</mo>
      </mover>
    </mrow>
    <annotation encoding="StarMath 5.0">vec u</annotation>
  </semantics>
</math>
</file>

<file path=Object 58/content.xml><?xml version="1.0" encoding="utf-8"?>
<math xmlns="http://www.w3.org/1998/Math/MathML">
  <semantics>
    <mrow>
      <mrow>
        <mo stretchy="false">(</mo>
        <mrow>
          <mi>A</mi>
          <mi>;</mi>
          <mover accent="true">
            <mi>u</mi>
            <mo stretchy="false">⃗</mo>
          </mover>
          <mi>;</mi>
          <mover accent="true">
            <mi mathvariant="italic">AB</mi>
            <mo stretchy="false">⃗</mo>
          </mover>
        </mrow>
        <mo stretchy="false">)</mo>
      </mrow>
    </mrow>
    <annotation encoding="StarMath 5.0">(A;vec u; widevec AB)</annotation>
  </semantics>
</math>
</file>

<file path=Object 59/content.xml><?xml version="1.0" encoding="utf-8"?>
<math xmlns="http://www.w3.org/1998/Math/MathML">
  <semantics>
    <mrow>
      <mrow>
        <mover accent="true">
          <mi mathvariant="italic">AB</mi>
          <mo stretchy="false">⃗</mo>
        </mover>
        <mo stretchy="false">=</mo>
        <mover accent="true">
          <mi>n</mi>
          <mo stretchy="false">⃗</mo>
        </mover>
      </mrow>
    </mrow>
    <annotation encoding="StarMath 5.0">widevec AB = vec n</annotation>
  </semantics>
</math>
</file>

<file path=Object 6/content.xml><?xml version="1.0" encoding="utf-8"?>
<math xmlns="http://www.w3.org/1998/Math/MathML">
  <semantics>
    <mrow>
      <mover accent="true">
        <mi mathvariant="italic">AM</mi>
        <mo stretchy="false">⃗</mo>
      </mover>
      <mi mathvariant="italic">et</mi>
      <mover accent="true">
        <mi>u</mi>
        <mo stretchy="false">⃗</mo>
      </mover>
    </mrow>
    <annotation encoding="StarMath 5.0">widevec AM et vec u</annotation>
  </semantics>
</math>
</file>

<file path=Object 60/content.xml><?xml version="1.0" encoding="utf-8"?>
<math xmlns="http://www.w3.org/1998/Math/MathML">
  <semantics>
    <mtable>
      <mtr>
        <mtd>
          <mrow>
            <mrow>
              <mrow>
                <mover accent="true">
                  <mi mathvariant="italic">AM</mi>
                  <mo stretchy="false">⃗</mo>
                </mover>
                <mo stretchy="false">⋅</mo>
                <mover accent="true">
                  <mi>n</mi>
                  <mo stretchy="false">⃗</mo>
                </mover>
              </mrow>
              <mo stretchy="false">=</mo>
              <mn>0</mn>
            </mrow>
            <mo stretchy="false">⇔</mo>
            <mrow>
              <mrow>
                <mover accent="true">
                  <mi mathvariant="italic">AH</mi>
                  <mo stretchy="false">⃗</mo>
                </mover>
                <mo stretchy="false">⋅</mo>
                <mover accent="true">
                  <mi mathvariant="italic">AB</mi>
                  <mo stretchy="false">⃗</mo>
                </mover>
              </mrow>
              <mo stretchy="false">=</mo>
              <mn>0</mn>
            </mrow>
          </mrow>
        </mtd>
      </mtr>
      <mtr>
        <mtd>
          <mrow>
            <mo stretchy="false">⇔</mo>
            <mrow>
              <mover accent="true">
                <mi mathvariant="italic">AH</mi>
                <mo stretchy="false">⃗</mo>
              </mover>
              <mo stretchy="false">=</mo>
              <mover accent="true">
                <mn>0</mn>
                <mo stretchy="false">⃗</mo>
              </mover>
            </mrow>
            <mi mathvariant="italic">car</mi>
            <mrow>
              <mover accent="true">
                <mi>n</mi>
                <mo stretchy="false">⃗</mo>
              </mover>
              <mo stretchy="false">≠</mo>
              <mn>0</mn>
            </mrow>
            <mi mathvariant="italic">donc</mi>
            <mrow>
              <mover accent="true">
                <mi mathvariant="italic">AB</mi>
                <mo stretchy="false">⃗</mo>
              </mover>
              <mo stretchy="false">≠</mo>
              <mover accent="true">
                <mn>0</mn>
                <mo stretchy="false">⃗</mo>
              </mover>
            </mrow>
            <mi mathvariant="italic">et</mi>
            <mi>A</mi>
            <mi>,</mi>
            <mi>H</mi>
            <mi>,</mi>
            <mi>B</mi>
            <mi mathvariant="italic">alignés</mi>
            <mi mathvariant="italic">donc</mi>
            <mrow>
              <mo stretchy="false">(</mo>
              <mrow>
                <mi mathvariant="italic">AH</mi>
              </mrow>
              <mo stretchy="false">)</mo>
            </mrow>
            <mi mathvariant="italic">et</mi>
            <mrow>
              <mo stretchy="false">(</mo>
              <mrow>
                <mi mathvariant="italic">AB</mi>
              </mrow>
              <mo stretchy="false">)</mo>
            </mrow>
            <mi mathvariant="italic">non</mi>
            <mi mathvariant="italic">perpendiculaires</mi>
          </mrow>
        </mtd>
      </mtr>
      <mtr>
        <mtd>
          <mrow>
            <mo stretchy="false">⇔</mo>
            <mrow>
              <mi>H</mi>
              <mo stretchy="false">=</mo>
              <mi>A</mi>
            </mrow>
            <mo stretchy="false">⇔</mo>
            <mi>A</mi>
            <mi mathvariant="italic">est</mi>
            <mi mathvariant="italic">proj.</mi>
            <mi mathvariant="italic">Ortho.</mi>
            <mi mathvariant="italic">de</mi>
            <mi>M</mi>
            <mi mathvariant="italic">sur</mi>
            <mrow>
              <mo stretchy="false">(</mo>
              <mrow>
                <mi mathvariant="italic">AB</mi>
              </mrow>
              <mo stretchy="false">)</mo>
            </mrow>
          </mrow>
        </mtd>
      </mtr>
      <mtr>
        <mtd>
          <mrow>
            <mo stretchy="false">⇔</mo>
            <mrow>
              <mi>M</mi>
              <mo stretchy="false">∈</mo>
              <mi mathvariant="italic">plan</mi>
            </mrow>
            <mi mathvariant="italic">passant</mi>
            <mi mathvariant="italic">par</mi>
            <mi>A</mi>
            <mi mathvariant="italic">orthogonal</mi>
            <mi>à</mi>
            <mover accent="true">
              <mi>n</mi>
              <mo stretchy="false">⃗</mo>
            </mover>
          </mrow>
        </mtd>
      </mtr>
    </mtable>
    <annotation encoding="StarMath 5.0">widevec AM cdot vec n = 0 dlrarrow widevec AH cdot widevec AB = 0 newline dlrarrow widevec AH =vec 0 car vec n &lt;&gt; 0 donc widevec AB &lt;&gt; vec 0 et A,H,B alignés donc (AH) et (AB) non perpendiculaires newline dlrarrow H=A dlrarrow A est proj. Ortho. de M sur (AB) newline dlrarrow M in plan passant par A orthogonal à vec n</annotation>
  </semantics>
</math>
</file>

<file path=Object 65/content.xml><?xml version="1.0" encoding="utf-8"?>
<math xmlns="http://www.w3.org/1998/Math/MathML">
  <semantics>
    <mrow>
      <mrow>
        <mo stretchy="true">{</mo>
        <mrow>
          <mtable>
            <mtr>
              <mtd>
                <mrow>
                  <mrow>
                    <mi>x</mi>
                    <mo stretchy="false">=</mo>
                    <mrow>
                      <msub>
                        <mi>x</mi>
                        <mn>0</mn>
                      </msub>
                      <mo stretchy="false">+</mo>
                      <mi mathvariant="italic">at</mi>
                    </mrow>
                  </mrow>
                </mrow>
              </mtd>
            </mtr>
            <mtr>
              <mtd>
                <mrow>
                  <mrow>
                    <mi>y</mi>
                    <mo stretchy="false">=</mo>
                    <mrow>
                      <msub>
                        <mi>y</mi>
                        <mn>0</mn>
                      </msub>
                      <mo stretchy="false">+</mo>
                      <mi mathvariant="italic">bt</mi>
                    </mrow>
                  </mrow>
                </mrow>
              </mtd>
            </mtr>
            <mtr>
              <mtd>
                <mrow>
                  <mrow>
                    <mi>z</mi>
                    <mo stretchy="false">=</mo>
                    <mrow>
                      <msub>
                        <mi>z</mi>
                        <mn>0</mn>
                      </msub>
                      <mo stretchy="false">+</mo>
                      <mi mathvariant="italic">ct</mi>
                    </mrow>
                  </mrow>
                </mrow>
              </mtd>
            </mtr>
            <mtr>
              <mtd>
                <mrow>
                  <mrow>
                    <mrow>
                      <mrow>
                        <mrow>
                          <mi mathvariant="italic">Ax</mi>
                          <mo stretchy="false">+</mo>
                          <mi mathvariant="italic">By</mi>
                        </mrow>
                        <mo stretchy="false">+</mo>
                        <mi mathvariant="italic">Cz</mi>
                      </mrow>
                      <mo stretchy="false">+</mo>
                      <mi>D</mi>
                    </mrow>
                    <mo stretchy="false">=</mo>
                    <mn>0</mn>
                  </mrow>
                </mrow>
              </mtd>
            </mtr>
          </mtable>
        </mrow>
      </mrow>
    </mrow>
    <annotation encoding="StarMath 5.0">left lbrace matrix{x=x_0+at##y=y_0+bt##z=z_0+ct##Ax+By+Cz+D=0} right none</annotation>
  </semantics>
</math>
</file>

<file path=Object 66/content.xml><?xml version="1.0" encoding="utf-8"?>
<math xmlns="http://www.w3.org/1998/Math/MathML">
  <semantics>
    <mrow>
      <mo stretchy="false">ℝ</mo>
    </mrow>
    <annotation encoding="StarMath 5.0">setR</annotation>
  </semantics>
</math>
</file>

<file path=Object 7/content.xml><?xml version="1.0" encoding="utf-8"?>
<math xmlns="http://www.w3.org/1998/Math/MathML">
  <semantics>
    <mrow>
      <mrow>
        <mi>t</mi>
        <mo stretchy="false">∈</mo>
        <mo stretchy="false">ℝ</mo>
      </mrow>
    </mrow>
    <annotation encoding="StarMath 5.0">t in setR</annotation>
  </semantics>
</math>
</file>

<file path=Object 70/content.xml><?xml version="1.0" encoding="utf-8"?>
<math xmlns="http://www.w3.org/1998/Math/MathML">
  <semantics>
    <mrow>
      <mover accent="true">
        <mi>n</mi>
        <mo stretchy="false">⃗</mo>
      </mover>
      <mfenced open="(" close=")">
        <mrow>
          <mtable>
            <mtr>
              <mtd>
                <mrow>
                  <mi>a</mi>
                </mrow>
              </mtd>
            </mtr>
            <mtr>
              <mtd>
                <mrow>
                  <mi>b</mi>
                </mrow>
              </mtd>
            </mtr>
            <mtr>
              <mtd>
                <mrow>
                  <mi>c</mi>
                </mrow>
              </mtd>
            </mtr>
          </mtable>
        </mrow>
      </mfenced>
    </mrow>
    <annotation encoding="StarMath 5.0">vec n left( matrix {a##b##c} right)</annotation>
  </semantics>
</math>
</file>

<file path=Object 71/content.xml><?xml version="1.0" encoding="utf-8"?>
<math xmlns="http://www.w3.org/1998/Math/MathML">
  <semantics>
    <mrow>
      <mrow>
        <mi>t</mi>
        <mo stretchy="false">∈</mo>
        <mo stretchy="false">ℝ</mo>
      </mrow>
    </mrow>
    <annotation encoding="StarMath 5.0">t in setR</annotation>
  </semantics>
</math>
</file>

<file path=Object 72/content.xml><?xml version="1.0" encoding="utf-8"?>
<math xmlns="http://www.w3.org/1998/Math/MathML">
  <semantics>
    <mrow>
      <mrow>
        <mo stretchy="true">{</mo>
        <mrow>
          <mtable>
            <mtr>
              <mtd>
                <mrow>
                  <mrow>
                    <mi>x</mi>
                    <mo stretchy="false">=</mo>
                    <mrow>
                      <msub>
                        <mi>x</mi>
                        <mi>A</mi>
                      </msub>
                      <mo stretchy="false">+</mo>
                      <mi mathvariant="italic">at</mi>
                    </mrow>
                  </mrow>
                </mrow>
              </mtd>
            </mtr>
            <mtr>
              <mtd>
                <mrow>
                  <mrow>
                    <mi>y</mi>
                    <mo stretchy="false">=</mo>
                    <mrow>
                      <msub>
                        <mi>y</mi>
                        <mi>A</mi>
                      </msub>
                      <mo stretchy="false">+</mo>
                      <mi mathvariant="italic">bt</mi>
                    </mrow>
                  </mrow>
                </mrow>
              </mtd>
            </mtr>
            <mtr>
              <mtd>
                <mrow>
                  <mrow>
                    <mi>z</mi>
                    <mo stretchy="false">=</mo>
                    <mrow>
                      <msub>
                        <mi>z</mi>
                        <mi>A</mi>
                      </msub>
                      <mo stretchy="false">+</mo>
                      <mi mathvariant="italic">ct</mi>
                    </mrow>
                  </mrow>
                </mrow>
              </mtd>
            </mtr>
            <mtr>
              <mtd>
                <mrow>
                  <mrow>
                    <mrow>
                      <mrow>
                        <mi mathvariant="italic">ax</mi>
                        <mo stretchy="false">+</mo>
                        <mi mathvariant="italic">by</mi>
                      </mrow>
                      <mo stretchy="false">+</mo>
                      <mi mathvariant="italic">cz</mi>
                    </mrow>
                    <mo stretchy="false">=</mo>
                    <mn>0</mn>
                  </mrow>
                </mrow>
              </mtd>
            </mtr>
          </mtable>
        </mrow>
      </mrow>
    </mrow>
    <annotation encoding="StarMath 5.0">left lbrace matrix{x=x_A+at##y=y_A+bt##z=z_A+ct##ax+by+cz=0} right none</annotation>
  </semantics>
</math>
</file>

<file path=Object 73/content.xml><?xml version="1.0" encoding="utf-8"?>
<math xmlns="http://www.w3.org/1998/Math/MathML">
  <semantics>
    <mrow>
      <mi>a</mi>
      <mrow>
        <mrow>
          <mo stretchy="false">(</mo>
          <mrow>
            <mrow>
              <msub>
                <mi>x</mi>
                <mi>A</mi>
              </msub>
              <mo stretchy="false">+</mo>
              <mi mathvariant="italic">at</mi>
            </mrow>
          </mrow>
          <mo stretchy="false">)</mo>
        </mrow>
        <mo stretchy="false">+</mo>
        <mi>b</mi>
      </mrow>
      <mrow>
        <mrow>
          <mo stretchy="false">(</mo>
          <mrow>
            <mrow>
              <msub>
                <mi>y</mi>
                <mi>A</mi>
              </msub>
              <mo stretchy="false">+</mo>
              <mi mathvariant="italic">bt</mi>
            </mrow>
          </mrow>
          <mo stretchy="false">)</mo>
        </mrow>
        <mo stretchy="false">+</mo>
        <mi>c</mi>
      </mrow>
      <mrow>
        <mrow>
          <mrow>
            <mo stretchy="false">(</mo>
            <mrow>
              <mrow>
                <msub>
                  <mi>z</mi>
                  <mi>A</mi>
                </msub>
                <mo stretchy="false">+</mo>
                <mi mathvariant="italic">ct</mi>
              </mrow>
            </mrow>
            <mo stretchy="false">)</mo>
          </mrow>
          <mo stretchy="false">+</mo>
          <mi>d</mi>
        </mrow>
        <mo stretchy="false">=</mo>
        <mn>0</mn>
      </mrow>
    </mrow>
    <annotation encoding="StarMath 5.0">a(x_A+at)+b(y_A+bt)+c(z_A+ct)+d=0</annotation>
  </semantics>
</math>
</file>

<file path=Object 74/content.xml><?xml version="1.0" encoding="utf-8"?>
<math xmlns="http://www.w3.org/1998/Math/MathML">
  <semantics>
    <mrow>
      <mrow>
        <mi>t</mi>
        <mo stretchy="false">=</mo>
        <mrow>
          <mo stretchy="false">−</mo>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row>
      </mrow>
    </mrow>
    <annotation encoding="StarMath 5.0">t=-{{ax_A+by_A+cz_A+d}over{a^2+b^2+c^2}}</annotation>
  </semantics>
</math>
</file>

<file path=Object 75/content.xml><?xml version="1.0" encoding="utf-8"?>
<math xmlns="http://www.w3.org/1998/Math/MathML">
  <semantics>
    <mrow>
      <mrow>
        <mo stretchy="true">{</mo>
        <mrow>
          <mtable>
            <mtr>
              <mtd>
                <mrow>
                  <mrow>
                    <mi>x</mi>
                    <mo stretchy="false">=</mo>
                    <mrow>
                      <msub>
                        <mi>x</mi>
                        <mi>A</mi>
                      </msub>
                      <mo stretchy="false">−</mo>
                      <mi>a</mi>
                    </mrow>
                  </mrow>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row>
              </mtd>
            </mtr>
            <mtr>
              <mtd>
                <mrow>
                  <mrow>
                    <mi>y</mi>
                    <mo stretchy="false">=</mo>
                    <mrow>
                      <msub>
                        <mi>y</mi>
                        <mi>A</mi>
                      </msub>
                      <mo stretchy="false">−</mo>
                      <mi>b</mi>
                    </mrow>
                  </mrow>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row>
              </mtd>
            </mtr>
            <mtr>
              <mtd>
                <mrow>
                  <mrow>
                    <mi>z</mi>
                    <mo stretchy="false">=</mo>
                    <mrow>
                      <msub>
                        <mi>z</mi>
                        <mi>A</mi>
                      </msub>
                      <mo stretchy="false">−</mo>
                      <mi>c</mi>
                    </mrow>
                  </mrow>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row>
              </mtd>
            </mtr>
          </mtable>
        </mrow>
      </mrow>
    </mrow>
    <annotation encoding="StarMath 5.0">left lbrace matrix{x=x_A-a{{ax_A+by_A+cz_A+d}over{a^2+b^2+c^2}}##y=y_A-b{{ax_A+by_A+cz_A+d}over{a^2+b^2+c^2}}##z=z_A-c{{ax_A+by_A+cz_A+d}over{a^2+b^2+c^2}}} right none</annotation>
  </semantics>
</math>
</file>

<file path=Object 76/content.xml><?xml version="1.0" encoding="utf-8"?>
<math xmlns="http://www.w3.org/1998/Math/MathML">
  <semantics>
    <mtable>
      <mtr>
        <mtd>
          <mrow>
            <mrow>
              <mi mathvariant="italic">AH</mi>
              <mo stretchy="false">=</mo>
              <msqrt>
                <mrow>
                  <mrow>
                    <mrow>
                      <msup>
                        <mrow>
                          <mo stretchy="false">(</mo>
                          <mrow>
                            <mrow>
                              <msub>
                                <mi>x</mi>
                                <mi>A</mi>
                              </msub>
                              <mo stretchy="false">−</mo>
                              <mi>x</mi>
                            </mrow>
                          </mrow>
                          <mo stretchy="false">)</mo>
                        </mrow>
                        <mn>2</mn>
                      </msup>
                      <mo stretchy="false">+</mo>
                      <msup>
                        <mrow>
                          <mo stretchy="false">(</mo>
                          <mrow>
                            <mrow>
                              <msub>
                                <mi>y</mi>
                                <mi>A</mi>
                              </msub>
                              <mo stretchy="false">−</mo>
                              <mi>y</mi>
                            </mrow>
                          </mrow>
                          <mo stretchy="false">)</mo>
                        </mrow>
                        <mn>2</mn>
                      </msup>
                    </mrow>
                    <mo stretchy="false">+</mo>
                    <msup>
                      <mrow>
                        <mo stretchy="false">(</mo>
                        <mrow>
                          <mrow>
                            <msub>
                              <mi>z</mi>
                              <mi>A</mi>
                            </msub>
                            <mo stretchy="false">−</mo>
                            <mi>z</mi>
                          </mrow>
                        </mrow>
                        <mo stretchy="false">)</mo>
                      </mrow>
                      <mn>2</mn>
                    </msup>
                  </mrow>
                </mrow>
              </msqrt>
            </mrow>
          </mrow>
        </mtd>
      </mtr>
      <mtr>
        <mtd>
          <mrow>
            <mrow>
              <mi mathvariant="italic">AH</mi>
              <mo stretchy="false">=</mo>
              <msqrt>
                <mrow>
                  <mrow>
                    <mrow>
                      <msup>
                        <mfenced open="(" close=")">
                          <mrow>
                            <mi>a</mi>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fenced>
                        <mn>2</mn>
                      </msup>
                      <mo stretchy="false">+</mo>
                      <msup>
                        <mfenced open="(" close=")">
                          <mrow>
                            <mi>b</mi>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fenced>
                        <mn>2</mn>
                      </msup>
                    </mrow>
                    <mo stretchy="false">+</mo>
                    <msup>
                      <mfenced open="(" close=")">
                        <mrow>
                          <mi>c</mi>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fenced>
                      <mn>2</mn>
                    </msup>
                  </mrow>
                </mrow>
              </msqrt>
            </mrow>
          </mrow>
        </mtd>
      </mtr>
      <mtr>
        <mtd>
          <mrow>
            <mrow>
              <mi mathvariant="italic">AH</mi>
              <mo stretchy="false">=</mo>
              <msqrt>
                <mrow>
                  <mrow>
                    <msup>
                      <mfenced open="(" close=")">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fenced>
                      <mn>2</mn>
                    </msup>
                    <mo stretchy="false">×</mo>
                    <mrow>
                      <mo stretchy="false">(</mo>
                      <mrow>
                        <mrow>
                          <mrow>
                            <msup>
                              <mi>a</mi>
                              <mn>2</mn>
                            </msup>
                            <mo stretchy="false">+</mo>
                            <msup>
                              <mi>b</mi>
                              <mn>2</mn>
                            </msup>
                          </mrow>
                          <mo stretchy="false">+</mo>
                          <msup>
                            <mi>c</mi>
                            <mn>2</mn>
                          </msup>
                        </mrow>
                      </mrow>
                      <mo stretchy="false">)</mo>
                    </mrow>
                  </mrow>
                </mrow>
              </msqrt>
            </mrow>
          </mrow>
        </mtd>
      </mtr>
      <mtr>
        <mtd>
          <mrow>
            <mrow>
              <mi mathvariant="italic">AH</mi>
              <mo stretchy="false">=</mo>
              <mfrac>
                <mrow>
                  <mrow>
                    <mo stretchy="false">∣</mo>
                    <mrow>
                      <mi>a</mi>
                      <mrow>
                        <mrow>
                          <mrow>
                            <msub>
                              <mi>x</mi>
                              <mi>A</mi>
                            </msub>
                            <mo stretchy="false">+</mo>
                            <msub>
                              <mi mathvariant="italic">by</mi>
                              <mi>A</mi>
                            </msub>
                          </mrow>
                          <mo stretchy="false">+</mo>
                          <msub>
                            <mi mathvariant="italic">cz</mi>
                            <mi>A</mi>
                          </msub>
                        </mrow>
                        <mo stretchy="false">+</mo>
                        <mi>d</mi>
                      </mrow>
                    </mrow>
                    <mo stretchy="false">∣</mo>
                  </mrow>
                </mrow>
                <mrow>
                  <msqrt>
                    <mrow>
                      <mrow>
                        <mrow>
                          <msup>
                            <mi>a</mi>
                            <mn>2</mn>
                          </msup>
                          <mo stretchy="false">+</mo>
                          <msup>
                            <mi>b</mi>
                            <mn>2</mn>
                          </msup>
                        </mrow>
                        <mo stretchy="false">+</mo>
                        <msup>
                          <mi>c</mi>
                          <mn>2</mn>
                        </msup>
                      </mrow>
                    </mrow>
                  </msqrt>
                </mrow>
              </mfrac>
            </mrow>
          </mrow>
        </mtd>
      </mtr>
    </mtable>
    <annotation encoding="StarMath 5.0">AH = sqrt {(x_A-x)^2+(y_A-y)^2 + (z_A-z)^2} newline AH = sqrt {left( a{ax_A+by_A+cz_A+d}over{a^2+b^2+c^2} right)^2 + left( b {ax_A+by_A+cz_A+d}over{a^2+b^2+c^2} right)^2 + left( c {ax_A+by_A+cz_A+d}over{a^2+b^2+c^2} right)^2} newline AH = sqrt {left( {ax_A+by_A+cz_A+d}over{a^2+b^2+c^2} right)^2 times (a^2+b^2+c^2)} newline AH = {lline a x_A+by_A+cz_A + d rline}over{sqrt {a^2+b^2+c^2}}</annotation>
  </semantics>
</math>
</file>

<file path=Object 77/content.xml><?xml version="1.0" encoding="utf-8"?>
<math xmlns="http://www.w3.org/1998/Math/MathML">
  <semantics>
    <mrow>
      <mrow>
        <mo stretchy="true">{</mo>
        <mrow>
          <mtable>
            <mtr>
              <mtd>
                <mrow>
                  <mrow>
                    <mrow>
                      <mrow>
                        <mrow>
                          <mn>2x</mn>
                          <mo stretchy="false">−</mo>
                          <mi>y</mi>
                        </mrow>
                        <mo stretchy="false">+</mo>
                        <mi>z</mi>
                      </mrow>
                      <mo stretchy="false">+</mo>
                      <mn>2</mn>
                    </mrow>
                    <mo stretchy="false">=</mo>
                    <mn>0</mn>
                  </mrow>
                </mrow>
              </mtd>
            </mtr>
            <mtr>
              <mtd>
                <mrow>
                  <mrow>
                    <mrow>
                      <mrow>
                        <mrow>
                          <mrow>
                            <mo stretchy="false">−</mo>
                            <mi>x</mi>
                          </mrow>
                          <mo stretchy="false">+</mo>
                          <mi>y</mi>
                        </mrow>
                        <mo stretchy="false">+</mo>
                        <mn>2z</mn>
                      </mrow>
                      <mo stretchy="false">+</mo>
                      <mn>6</mn>
                    </mrow>
                    <mo stretchy="false">=</mo>
                    <mn>0</mn>
                  </mrow>
                </mrow>
              </mtd>
            </mtr>
          </mtable>
        </mrow>
      </mrow>
      <mo stretchy="false">⇔</mo>
      <mrow>
        <mo stretchy="true">{</mo>
        <mrow>
          <mtable>
            <mtr>
              <mtd>
                <mrow>
                  <mrow>
                    <mrow>
                      <mn>2x</mn>
                      <mo stretchy="false">−</mo>
                      <mi>y</mi>
                    </mrow>
                    <mo stretchy="false">=</mo>
                    <mrow>
                      <mrow>
                        <mo stretchy="false">−</mo>
                        <mi>z</mi>
                      </mrow>
                      <mo stretchy="false">−</mo>
                      <mn>2</mn>
                    </mrow>
                  </mrow>
                </mrow>
              </mtd>
            </mtr>
            <mtr>
              <mtd>
                <mrow>
                  <mrow>
                    <mrow>
                      <mrow>
                        <mo stretchy="false">−</mo>
                        <mi>x</mi>
                      </mrow>
                      <mo stretchy="false">+</mo>
                      <mi>y</mi>
                    </mrow>
                    <mo stretchy="false">=</mo>
                    <mrow>
                      <mrow>
                        <mo stretchy="false">−</mo>
                        <mn>2z</mn>
                      </mrow>
                      <mo stretchy="false">−</mo>
                      <mn>6</mn>
                    </mrow>
                  </mrow>
                </mrow>
              </mtd>
            </mtr>
          </mtable>
        </mrow>
      </mrow>
      <mo stretchy="false">⇔</mo>
      <mrow>
        <mo stretchy="true">{</mo>
        <mrow>
          <mtable>
            <mtr>
              <mtd>
                <mrow>
                  <mrow>
                    <mi>x</mi>
                    <mo stretchy="false">=</mo>
                    <mrow>
                      <mrow>
                        <mo stretchy="false">−</mo>
                        <mn>3z</mn>
                      </mrow>
                      <mo stretchy="false">−</mo>
                      <mn>8</mn>
                    </mrow>
                  </mrow>
                  <mrow>
                    <mrow>
                      <mo stretchy="false">(</mo>
                      <mrow>
                        <mi mathvariant="italic">L1</mi>
                      </mrow>
                      <mo stretchy="false">)</mo>
                    </mrow>
                    <mo stretchy="false">+</mo>
                    <mrow>
                      <mo stretchy="false">(</mo>
                      <mrow>
                        <mi mathvariant="italic">L2</mi>
                      </mrow>
                      <mo stretchy="false">)</mo>
                    </mrow>
                  </mrow>
                </mrow>
              </mtd>
            </mtr>
            <mtr>
              <mtd>
                <mrow>
                  <mrow>
                    <mi>y</mi>
                    <mo stretchy="false">=</mo>
                    <mrow>
                      <mrow>
                        <mo stretchy="false">−</mo>
                        <mn>5z</mn>
                      </mrow>
                      <mo stretchy="false">−</mo>
                      <mn>14</mn>
                    </mrow>
                  </mrow>
                  <mrow>
                    <mrow>
                      <mo stretchy="false">(</mo>
                      <mrow>
                        <mi mathvariant="italic">L1</mi>
                      </mrow>
                      <mo stretchy="false">)</mo>
                    </mrow>
                    <mo stretchy="false">−</mo>
                    <mn>2</mn>
                  </mrow>
                  <mrow>
                    <mo stretchy="false">(</mo>
                    <mrow>
                      <mi mathvariant="italic">L2</mi>
                    </mrow>
                    <mo stretchy="false">)</mo>
                  </mrow>
                </mrow>
              </mtd>
            </mtr>
            <mtr>
              <mtd>
                <mrow>
                  <mrow>
                    <mi>z</mi>
                    <mo stretchy="false">=</mo>
                    <mi>z</mi>
                  </mrow>
                </mrow>
              </mtd>
            </mtr>
          </mtable>
        </mrow>
      </mrow>
      <mo stretchy="false">⇔</mo>
      <mrow>
        <mo stretchy="true">{</mo>
        <mrow>
          <mtable>
            <mtr>
              <mtd>
                <mrow>
                  <mrow>
                    <mi>x</mi>
                    <mo stretchy="false">=</mo>
                    <mrow>
                      <mrow>
                        <mo stretchy="false">−</mo>
                        <mn>8</mn>
                      </mrow>
                      <mo stretchy="false">−</mo>
                      <mn>3t</mn>
                    </mrow>
                  </mrow>
                </mrow>
              </mtd>
            </mtr>
            <mtr>
              <mtd>
                <mrow>
                  <mrow>
                    <mi>y</mi>
                    <mo stretchy="false">=</mo>
                    <mrow>
                      <mrow>
                        <mo stretchy="false">−</mo>
                        <mn>14</mn>
                      </mrow>
                      <mo stretchy="false">−</mo>
                      <mn>5t</mn>
                    </mrow>
                  </mrow>
                </mrow>
              </mtd>
            </mtr>
            <mtr>
              <mtd>
                <mrow>
                  <mrow>
                    <mi>z</mi>
                    <mo stretchy="false">=</mo>
                    <mi>t</mi>
                  </mrow>
                </mrow>
              </mtd>
            </mtr>
          </mtable>
        </mrow>
      </mrow>
    </mrow>
    <annotation encoding="StarMath 5.0">left lbrace binom{2x-y+z+2=0}{-x+y+2z+6=0} right none dlrarrow left lbrace binom{2x-y=-z-2}{-x+y=-2z-6} right none dlrarrow left lbrace matrix{x=-3z-8 (L1)+(L2)##y=-5z-14 (L1)-2(L2)##z=z} right none dlrarrow left lbrace matrix{x=-8-3t##y=-14-5t##z=t} right none</annotation>
  </semantics>
</math>
</file>

<file path=Object 8/content.xml><?xml version="1.0" encoding="utf-8"?>
<math xmlns="http://www.w3.org/1998/Math/MathML">
  <semantics>
    <mrow>
      <mrow>
        <mo stretchy="false">(</mo>
        <mrow>
          <mi>S</mi>
        </mrow>
        <mo stretchy="false">)</mo>
      </mrow>
      <mrow>
        <mo stretchy="true">{</mo>
        <mrow>
          <mtable>
            <mtr>
              <mtd>
                <mrow>
                  <mrow>
                    <mi>x</mi>
                    <mo stretchy="false">=</mo>
                    <mrow>
                      <msub>
                        <mi>x</mi>
                        <mi>A</mi>
                      </msub>
                      <mo stretchy="false">+</mo>
                      <mi mathvariant="italic">ta</mi>
                    </mrow>
                  </mrow>
                </mrow>
              </mtd>
            </mtr>
            <mtr>
              <mtd>
                <mrow>
                  <mrow>
                    <mi>y</mi>
                    <mo stretchy="false">=</mo>
                    <mrow>
                      <msub>
                        <mi>y</mi>
                        <mi>A</mi>
                      </msub>
                      <mo stretchy="false">+</mo>
                      <mi mathvariant="italic">tb</mi>
                    </mrow>
                  </mrow>
                </mrow>
              </mtd>
            </mtr>
            <mtr>
              <mtd>
                <mrow>
                  <mrow>
                    <mi>z</mi>
                    <mo stretchy="false">=</mo>
                    <mrow>
                      <msub>
                        <mi>z</mi>
                        <mi>A</mi>
                      </msub>
                      <mo stretchy="false">+</mo>
                      <mi mathvariant="italic">tc</mi>
                    </mrow>
                  </mrow>
                </mrow>
              </mtd>
            </mtr>
          </mtable>
        </mrow>
      </mrow>
    </mrow>
    <annotation encoding="StarMath 5.0">(S) left lbrace matrix{x=x_A+ta##y=y_A+tb##z=z_A+tc} right none</annotation>
  </semantics>
</math>
</file>

<file path=Object 80/content.xml><?xml version="1.0" encoding="utf-8"?>
<math xmlns="http://www.w3.org/1998/Math/MathML">
  <semantics>
    <mrow>
      <mfenced open="(" close=")">
        <mrow>
          <mtable>
            <mtr>
              <mtd>
                <mrow>
                  <mn>2</mn>
                </mrow>
              </mtd>
            </mtr>
            <mtr>
              <mtd>
                <mrow>
                  <mrow>
                    <mo stretchy="false">−</mo>
                    <mn>1</mn>
                  </mrow>
                </mrow>
              </mtd>
            </mtr>
            <mtr>
              <mtd>
                <mrow>
                  <mn>3</mn>
                </mrow>
              </mtd>
            </mtr>
          </mtable>
        </mrow>
      </mfenced>
    </mrow>
    <annotation encoding="StarMath 5.0">left( matrix{2##-1##3} right)</annotation>
  </semantics>
</math>
</file>

<file path=Object 81/content.xml><?xml version="1.0" encoding="utf-8"?>
<math xmlns="http://www.w3.org/1998/Math/MathML">
  <semantics>
    <mrow>
      <mrow>
        <mi>C</mi>
        <mo stretchy="false">∈</mo>
        <mi>P</mi>
      </mrow>
      <mo stretchy="false">⇒</mo>
      <mrow>
        <mrow>
          <mrow>
            <mrow>
              <mrow>
                <mn>2</mn>
                <mo stretchy="false">×</mo>
                <mn>26</mn>
              </mrow>
              <mo stretchy="false">−</mo>
              <mrow>
                <mo stretchy="false">(</mo>
                <mrow>
                  <mrow>
                    <mo stretchy="false">−</mo>
                    <mn>17</mn>
                  </mrow>
                </mrow>
                <mo stretchy="false">)</mo>
              </mrow>
            </mrow>
            <mo stretchy="false">+</mo>
            <mrow>
              <mn>3</mn>
              <mo stretchy="false">×</mo>
              <mn>32</mn>
            </mrow>
          </mrow>
          <mo stretchy="false">+</mo>
          <mi>d</mi>
        </mrow>
        <mo stretchy="false">=</mo>
        <mn>0</mn>
      </mrow>
      <mo stretchy="false">⇒</mo>
      <mrow>
        <mi>d</mi>
        <mo stretchy="false">=</mo>
        <mrow>
          <mo stretchy="false">−</mo>
          <mn>165</mn>
        </mrow>
      </mrow>
    </mrow>
    <annotation encoding="StarMath 5.0">C in P drarrow 2 times 26 - (-17) + 3 times 32 + d = 0 drarrow d= -165</annotation>
  </semantics>
</math>
</file>

<file path=Object 82/content.xml><?xml version="1.0" encoding="utf-8"?>
<math xmlns="http://www.w3.org/1998/Math/MathML">
  <semantics>
    <mrow>
      <mrow>
        <mrow>
          <mrow>
            <mrow>
              <mn>2x</mn>
              <mo stretchy="false">−</mo>
              <mi>y</mi>
            </mrow>
            <mo stretchy="false">+</mo>
            <mn>3z</mn>
          </mrow>
          <mo stretchy="false">−</mo>
          <mn>165</mn>
        </mrow>
        <mo stretchy="false">=</mo>
        <mn>0</mn>
      </mrow>
    </mrow>
    <annotation encoding="StarMath 5.0">2x-y+3z-165=0</annotation>
  </semantics>
</math>
</file>

<file path=Object 83/content.xml><?xml version="1.0" encoding="utf-8"?>
<math xmlns="http://www.w3.org/1998/Math/MathML">
  <semantics>
    <mrow>
      <mi>H</mi>
      <mrow>
        <mrow>
          <mo stretchy="false">(</mo>
          <mrow>
            <mi>x</mi>
            <mi>,</mi>
            <mi>y</mi>
            <mi>,</mi>
            <mi>z</mi>
          </mrow>
          <mo stretchy="false">)</mo>
        </mrow>
        <mo stretchy="false">∈</mo>
        <mrow>
          <mi>P</mi>
          <mo stretchy="false">∩</mo>
          <mrow>
            <mo stretchy="false">(</mo>
            <mrow>
              <mi>d</mi>
            </mrow>
            <mo stretchy="false">)</mo>
          </mrow>
        </mrow>
      </mrow>
      <mo stretchy="false">⇔</mo>
      <mrow>
        <mo stretchy="true">{</mo>
        <mrow>
          <mtable>
            <mtr>
              <mtd>
                <mrow>
                  <mrow>
                    <mi>x</mi>
                    <mo stretchy="false">=</mo>
                    <mrow>
                      <mrow>
                        <mo stretchy="false">−</mo>
                        <mn>4</mn>
                      </mrow>
                      <mo stretchy="false">+</mo>
                      <mn>2t</mn>
                    </mrow>
                  </mrow>
                </mrow>
              </mtd>
            </mtr>
            <mtr>
              <mtd>
                <mrow>
                  <mrow>
                    <mi>y</mi>
                    <mo stretchy="false">=</mo>
                    <mrow>
                      <mn>3</mn>
                      <mo stretchy="false">−</mo>
                      <mi>t</mi>
                    </mrow>
                  </mrow>
                </mrow>
              </mtd>
            </mtr>
            <mtr>
              <mtd>
                <mrow>
                  <mrow>
                    <mi>z</mi>
                    <mo stretchy="false">=</mo>
                    <mrow>
                      <mrow>
                        <mo stretchy="false">−</mo>
                        <mn>8</mn>
                      </mrow>
                      <mo stretchy="false">+</mo>
                      <mn>3t</mn>
                    </mrow>
                  </mrow>
                </mrow>
              </mtd>
            </mtr>
            <mtr>
              <mtd>
                <mrow>
                  <mrow>
                    <mrow>
                      <mrow>
                        <mrow>
                          <mn>2x</mn>
                          <mo stretchy="false">−</mo>
                          <mi>y</mi>
                        </mrow>
                        <mo stretchy="false">+</mo>
                        <mn>3z</mn>
                      </mrow>
                      <mo stretchy="false">−</mo>
                      <mn>165</mn>
                    </mrow>
                    <mo stretchy="false">=</mo>
                    <mn>0</mn>
                  </mrow>
                </mrow>
              </mtd>
            </mtr>
          </mtable>
        </mrow>
      </mrow>
    </mrow>
    <annotation encoding="StarMath 5.0">H(x,y,z) in P intersection(d) dlrarrow left lbrace matrix{x=-4+2t##y=3-t##z=-8+3t##2x-y+3z-165=0} right none</annotation>
  </semantics>
</math>
</file>

<file path=Object 84/content.xml><?xml version="1.0" encoding="utf-8"?>
<math xmlns="http://www.w3.org/1998/Math/MathML">
  <semantics>
    <mrow>
      <mrow>
        <mrow>
          <mrow>
            <mrow>
              <mrow>
                <mrow>
                  <mrow>
                    <mrow>
                      <mo stretchy="false">−</mo>
                      <mn>8</mn>
                    </mrow>
                    <mo stretchy="false">+</mo>
                    <mn>4t</mn>
                  </mrow>
                  <mo stretchy="false">−</mo>
                  <mn>3</mn>
                </mrow>
                <mo stretchy="false">+</mo>
                <mi>t</mi>
              </mrow>
              <mo stretchy="false">−</mo>
              <mn>24</mn>
            </mrow>
            <mo stretchy="false">+</mo>
            <mn>9t</mn>
          </mrow>
          <mo stretchy="false">−</mo>
          <mn>165</mn>
        </mrow>
        <mo stretchy="false">=</mo>
        <mn>0</mn>
      </mrow>
      <mo stretchy="false">⇔</mo>
      <mrow>
        <mi>t</mi>
        <mo stretchy="false">=</mo>
        <mfrac>
          <mn>100</mn>
          <mn>7</mn>
        </mfrac>
      </mrow>
    </mrow>
    <annotation encoding="StarMath 5.0">-8+4t-3+t-24+9t-165=0 dlrarrow t = 100 over 7</annotation>
  </semantics>
</math>
</file>

<file path=Object 85/content.xml><?xml version="1.0" encoding="utf-8"?>
<math xmlns="http://www.w3.org/1998/Math/MathML">
  <semantics>
    <mrow>
      <mi>H</mi>
      <mfenced open="(" close=")">
        <mrow>
          <mrow>
            <mrow>
              <mo stretchy="false">−</mo>
              <mn>4</mn>
            </mrow>
            <mo stretchy="false">+</mo>
            <mfrac>
              <mn>200</mn>
              <mn>7</mn>
            </mfrac>
          </mrow>
          <mi>;</mi>
          <mrow>
            <mn>3</mn>
            <mo stretchy="false">−</mo>
            <mfrac>
              <mn>100</mn>
              <mn>7</mn>
            </mfrac>
          </mrow>
          <mrow>
            <mrow>
              <mi>;</mi>
              <mo stretchy="false">−</mo>
              <mn>8</mn>
            </mrow>
            <mo stretchy="false">+</mo>
            <mfrac>
              <mn>300</mn>
              <mn>7</mn>
            </mfrac>
          </mrow>
        </mrow>
      </mfenced>
    </mrow>
    <annotation encoding="StarMath 5.0">H left( -4+200 over 7 ; 3 - 100 over 7 ; -8+300 over 7 right)</annotation>
  </semantics>
</math>
</file>

<file path=Object 86/content.xml><?xml version="1.0" encoding="utf-8"?>
<math xmlns="http://www.w3.org/1998/Math/MathML">
  <semantics>
    <mrow>
      <mrow>
        <mrow>
          <mi mathvariant="italic">CH</mi>
          <mo stretchy="false">=</mo>
          <msqrt>
            <mrow>
              <mrow>
                <mrow>
                  <msup>
                    <mfenced open="(" close=")">
                      <mrow>
                        <mrow>
                          <mrow>
                            <mn>26</mn>
                            <mo stretchy="false">+</mo>
                            <mn>4</mn>
                          </mrow>
                          <mo stretchy="false">−</mo>
                          <mfrac>
                            <mn>200</mn>
                            <mn>7</mn>
                          </mfrac>
                        </mrow>
                      </mrow>
                    </mfenced>
                    <mn>2</mn>
                  </msup>
                  <mo stretchy="false">+</mo>
                  <msup>
                    <mfenced open="(" close=")">
                      <mrow>
                        <mrow>
                          <mrow>
                            <mrow>
                              <mo stretchy="false">−</mo>
                              <mn>17</mn>
                            </mrow>
                            <mo stretchy="false">−</mo>
                            <mn>3</mn>
                          </mrow>
                          <mo stretchy="false">+</mo>
                          <mfrac>
                            <mn>100</mn>
                            <mn>7</mn>
                          </mfrac>
                        </mrow>
                      </mrow>
                    </mfenced>
                    <mn>2</mn>
                  </msup>
                </mrow>
                <mo stretchy="false">+</mo>
                <msup>
                  <mfenced open="(" close=")">
                    <mrow>
                      <mrow>
                        <mrow>
                          <mn>23</mn>
                          <mo stretchy="false">+</mo>
                          <mn>8</mn>
                        </mrow>
                        <mo stretchy="false">−</mo>
                        <mfrac>
                          <mn>300</mn>
                          <mn>7</mn>
                        </mfrac>
                      </mrow>
                    </mrow>
                  </mfenced>
                  <mn>2</mn>
                </msup>
              </mrow>
            </mrow>
          </msqrt>
        </mrow>
        <mo stretchy="false">≈</mo>
        <mn>13</mn>
      </mrow>
    </mrow>
    <annotation encoding="StarMath 5.0">CH = sqrt {left(26+4-200 over 7 right)^2+left(-17-3+ 100 over 7 right)^2+left( 23+8-300 over 7 right)^2} approx 13</annotation>
  </semantics>
</math>
</file>

<file path=Object 87/content.xml><?xml version="1.0" encoding="utf-8"?>
<math xmlns="http://www.w3.org/1998/Math/MathML">
  <semantics>
    <mrow>
      <mover accent="true">
        <mi>n</mi>
        <mo stretchy="false">⃗</mo>
      </mover>
      <mfenced open="(" close=")">
        <mrow>
          <mtable>
            <mtr>
              <mtd>
                <mrow>
                  <mn>2</mn>
                </mrow>
              </mtd>
            </mtr>
            <mtr>
              <mtd>
                <mrow>
                  <mrow>
                    <mo stretchy="false">−</mo>
                    <mn>3</mn>
                  </mrow>
                </mrow>
              </mtd>
            </mtr>
            <mtr>
              <mtd>
                <mrow>
                  <mn>1</mn>
                </mrow>
              </mtd>
            </mtr>
          </mtable>
        </mrow>
      </mfenced>
    </mrow>
    <annotation encoding="StarMath 5.0">vec n left( matrix{2##-3##1} right)</annotation>
  </semantics>
</math>
</file>

<file path=Object 88/content.xml><?xml version="1.0" encoding="utf-8"?>
<math xmlns="http://www.w3.org/1998/Math/MathML">
  <semantics>
    <mrow>
      <mrow>
        <mo stretchy="true">{</mo>
        <mrow>
          <mtable>
            <mtr>
              <mtd>
                <mrow>
                  <mrow>
                    <mi>x</mi>
                    <mo stretchy="false">=</mo>
                    <mn>2t</mn>
                  </mrow>
                </mrow>
              </mtd>
            </mtr>
            <mtr>
              <mtd>
                <mrow>
                  <mrow>
                    <mi>y</mi>
                    <mo stretchy="false">=</mo>
                    <mrow>
                      <mo stretchy="false">−</mo>
                      <mn>3t</mn>
                    </mrow>
                  </mrow>
                </mrow>
              </mtd>
            </mtr>
            <mtr>
              <mtd>
                <mrow>
                  <mrow>
                    <mi>z</mi>
                    <mo stretchy="false">=</mo>
                    <mrow>
                      <mrow>
                        <mo stretchy="false">−</mo>
                        <mn>1</mn>
                      </mrow>
                      <mo stretchy="false">+</mo>
                      <mi>t</mi>
                    </mrow>
                  </mrow>
                </mrow>
              </mtd>
            </mtr>
          </mtable>
        </mrow>
      </mrow>
    </mrow>
    <annotation encoding="StarMath 5.0">left lbrace matrix{x=2t##y=-3t##z=-1+t} right none</annotation>
  </semantics>
</math>
</file>

<file path=Object 89/content.xml><?xml version="1.0" encoding="utf-8"?>
<math xmlns="http://www.w3.org/1998/Math/MathML">
  <semantics>
    <mrow>
      <mrow>
        <mo stretchy="true">{</mo>
        <mrow>
          <mtable>
            <mtr>
              <mtd>
                <mrow>
                  <mrow>
                    <mi>x</mi>
                    <mo stretchy="false">=</mo>
                    <mn>2t</mn>
                  </mrow>
                </mrow>
              </mtd>
            </mtr>
            <mtr>
              <mtd>
                <mrow>
                  <mrow>
                    <mi>y</mi>
                    <mo stretchy="false">=</mo>
                    <mrow>
                      <mo stretchy="false">−</mo>
                      <mn>3t</mn>
                    </mrow>
                  </mrow>
                </mrow>
              </mtd>
            </mtr>
            <mtr>
              <mtd>
                <mrow>
                  <mrow>
                    <mi>z</mi>
                    <mo stretchy="false">=</mo>
                    <mrow>
                      <mrow>
                        <mo stretchy="false">−</mo>
                        <mn>1</mn>
                      </mrow>
                      <mo stretchy="false">+</mo>
                      <mi>t</mi>
                    </mrow>
                  </mrow>
                </mrow>
              </mtd>
            </mtr>
            <mtr>
              <mtd>
                <mrow>
                  <mrow>
                    <mrow>
                      <mrow>
                        <mrow>
                          <mrow>
                            <mo stretchy="false">−</mo>
                            <mn>4x</mn>
                          </mrow>
                          <mo stretchy="false">+</mo>
                          <mn>6y</mn>
                        </mrow>
                        <mo stretchy="false">−</mo>
                        <mn>2z</mn>
                      </mrow>
                      <mo stretchy="false">−</mo>
                      <mn>58</mn>
                    </mrow>
                    <mo stretchy="false">=</mo>
                    <mn>0</mn>
                  </mrow>
                </mrow>
              </mtd>
            </mtr>
          </mtable>
        </mrow>
      </mrow>
    </mrow>
    <annotation encoding="StarMath 5.0">left lbrace matrix{x=2t##y=-3t##z=-1+t##-4x+6y-2z-58=0} right none</annotation>
  </semantics>
</math>
</file>

<file path=Object 9/content.xml><?xml version="1.0" encoding="utf-8"?>
<math xmlns="http://www.w3.org/1998/Math/MathML">
  <semantics>
    <mrow>
      <mi>A</mi>
      <mrow>
        <mo stretchy="false">(</mo>
        <mrow>
          <msub>
            <mi>x</mi>
            <mi>A</mi>
          </msub>
          <mi>,</mi>
          <msub>
            <mi>y</mi>
            <mi>A</mi>
          </msub>
          <mi>,</mi>
          <msub>
            <mi>z</mi>
            <mi>A</mi>
          </msub>
        </mrow>
        <mo stretchy="false">)</mo>
      </mrow>
    </mrow>
    <annotation encoding="StarMath 5.0">A(x_A,y_A,z_A)</annotation>
  </semantics>
</math>
</file>

<file path=Object 90/content.xml><?xml version="1.0" encoding="utf-8"?>
<math xmlns="http://www.w3.org/1998/Math/MathML">
  <semantics>
    <mrow>
      <mrow>
        <mrow>
          <mrow>
            <mrow>
              <mrow>
                <mrow>
                  <mo stretchy="false">−</mo>
                  <mn>8t</mn>
                </mrow>
                <mo stretchy="false">−</mo>
                <mn>18t</mn>
              </mrow>
              <mo stretchy="false">+</mo>
              <mn>2</mn>
            </mrow>
            <mo stretchy="false">−</mo>
            <mn>2t</mn>
          </mrow>
          <mo stretchy="false">−</mo>
          <mn>58</mn>
        </mrow>
        <mo stretchy="false">=</mo>
        <mn>0</mn>
      </mrow>
      <mo stretchy="false">⇔</mo>
      <mrow>
        <mrow>
          <mi>t</mi>
          <mo stretchy="false">=</mo>
          <mfrac>
            <mn>56</mn>
            <mrow>
              <mo stretchy="false">−</mo>
              <mn>28</mn>
            </mrow>
          </mfrac>
        </mrow>
        <mo stretchy="false">=</mo>
        <mrow>
          <mo stretchy="false">−</mo>
          <mn>2</mn>
        </mrow>
      </mrow>
    </mrow>
    <annotation encoding="StarMath 5.0">-8t-18t+2-2t-58=0 dlrarrow t = 56 over -28 = -2</annotation>
  </semantics>
</math>
</file>

<file path=Object 91/content.xml><?xml version="1.0" encoding="utf-8"?>
<math xmlns="http://www.w3.org/1998/Math/MathML">
  <semantics>
    <mrow>
      <mi>H</mi>
      <mrow>
        <mo stretchy="false">(</mo>
        <mrow>
          <mrow>
            <mo stretchy="false">−</mo>
            <mn>4</mn>
          </mrow>
          <mi>;</mi>
          <mn>6</mn>
          <mrow>
            <mi>;</mi>
            <mo stretchy="false">−</mo>
            <mn>3</mn>
          </mrow>
        </mrow>
        <mo stretchy="false">)</mo>
      </mrow>
    </mrow>
    <annotation encoding="StarMath 5.0">H(-4 ; 6 ; -3)</annotation>
  </semantics>
</math>
</file>

<file path=Object 92/content.xml><?xml version="1.0" encoding="utf-8"?>
<math xmlns="http://www.w3.org/1998/Math/MathML">
  <semantics>
    <mrow>
      <mrow>
        <mrow>
          <mi mathvariant="italic">AH</mi>
          <mo stretchy="false">=</mo>
          <msqrt>
            <mrow>
              <mrow>
                <mrow>
                  <msup>
                    <mn>4</mn>
                    <mn>2</mn>
                  </msup>
                  <mo stretchy="false">+</mo>
                  <msup>
                    <mrow>
                      <mo stretchy="false">(</mo>
                      <mrow>
                        <mrow>
                          <mo stretchy="false">−</mo>
                          <mn>6</mn>
                        </mrow>
                      </mrow>
                      <mo stretchy="false">)</mo>
                    </mrow>
                    <mn>2</mn>
                  </msup>
                </mrow>
                <mo stretchy="false">+</mo>
                <msup>
                  <mn>2</mn>
                  <mn>2</mn>
                </msup>
              </mrow>
            </mrow>
          </msqrt>
        </mrow>
        <mo stretchy="false">=</mo>
        <mn>2</mn>
      </mrow>
      <msqrt>
        <mn>14</mn>
      </msqrt>
      <msup>
        <mi>m</mi>
        <mn>3</mn>
      </msup>
    </mrow>
    <annotation encoding="StarMath 5.0">AH = sqrt {4^2+(-6)^2+2^2}=2 sqrt 14 m^3</annotation>
  </semantics>
</math>
</file>

<file path=Object 93/content.xml><?xml version="1.0" encoding="utf-8"?>
<math xmlns="http://www.w3.org/1998/Math/MathML">
  <semantics>
    <mrow>
      <mrow>
        <mrow>
          <mi>r</mi>
          <mo stretchy="false">=</mo>
          <mfrac>
            <mi mathvariant="italic">AH</mi>
            <mn>6</mn>
          </mfrac>
        </mrow>
        <mo stretchy="false">=</mo>
        <mfrac>
          <msqrt>
            <mn>14</mn>
          </msqrt>
          <mn>3</mn>
        </mfrac>
      </mrow>
    </mrow>
    <annotation encoding="StarMath 5.0">r = AH over 6 = sqrt 14 over 3</annotation>
  </semantics>
</math>
</file>

<file path=Object 94/content.xml><?xml version="1.0" encoding="utf-8"?>
<math xmlns="http://www.w3.org/1998/Math/MathML">
  <semantics>
    <mrow>
      <mrow>
        <mi>V</mi>
        <mo stretchy="false">=</mo>
        <mfrac>
          <mn>4</mn>
          <mn>3</mn>
        </mfrac>
      </mrow>
      <mo stretchy="false">π</mo>
      <mrow>
        <msup>
          <mi>r</mi>
          <mn>3</mn>
        </msup>
        <mo stretchy="false">=</mo>
        <mfrac>
          <mn>4</mn>
          <mn>3</mn>
        </mfrac>
      </mrow>
      <mo stretchy="false">π</mo>
      <mrow>
        <mrow>
          <msup>
            <mfenced open="(" close=")">
              <mrow>
                <mfrac>
                  <msqrt>
                    <mn>14</mn>
                  </msqrt>
                  <mn>3</mn>
                </mfrac>
              </mrow>
            </mfenced>
            <mn>3</mn>
          </msup>
          <mo stretchy="false">=</mo>
          <mfrac>
            <mrow>
              <mn>56</mn>
              <mo stretchy="false">π</mo>
              <msqrt>
                <mn>14</mn>
              </msqrt>
            </mrow>
            <mrow>
              <mn>81</mn>
            </mrow>
          </mfrac>
        </mrow>
        <mo stretchy="false">≈</mo>
        <mn>8,13</mn>
      </mrow>
      <msup>
        <mi>m</mi>
        <mn>3</mn>
      </msup>
    </mrow>
    <annotation encoding="StarMath 5.0">V = 4 over 3 %pi r^3=4 over 3 %pi left( sqrt 14 over 3 right)^3 = {56 %pi sqrt 14} over {81} approx 8,13 m^3 </annotation>
  </semantics>
</math>
</file>